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41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07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026cm solid #000000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7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1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26cm solid #000000"/>
    </style:style>
    <style:style style:name="ce52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fo:border="0.026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26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61" style:family="table-cell" style:parent-style-name="Default" style:data-style-name="N107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0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0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40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0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2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2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0.026cm solid #000000"/>
      <style:paragraph-properties fo:text-align="start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026cm solid #000000"/>
      <style:paragraph-properties fo:text-align="start" fo:margin-left="0cm"/>
      <style:text-properties style:font-name="Times New Roman"/>
    </style:style>
    <style:style style:name="ce7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1" office:value-type="string">
            <text:p>Nr</text:p>
          </table:table-cell>
          <table:table-cell table:style-name="ce1" office:value-type="string" table:number-columns-spanned="1" table:number-rows-spanned="4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>
            <text:p>83</text:p>
          </table:table-cell>
          <table:table-cell table:style-name="ce24" table:formula="of:=SUM([.H5:.H87])" office:value-type="float" office:value="66.2000000000388">
            <text:p>66.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3" office:value-type="string">
            <text:p>Mean Tasks</text:p>
          </table:table-cell>
          <table:table-cell table:style-name="ce23" office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>
            <text:p>5.53</text:p>
          </table:table-cell>
          <table:table-cell table:style-name="ce24" table:formula="of:=[.H2]/[.A2]" office:value-type="float" office:value="4.41333333333592">
            <text:p>4.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8-17">
            <text:p>17.08.2023</text:p>
          </table:table-cell>
          <table:table-cell table:style-name="ce5"/>
          <table:table-cell table:style-name="ce9" office:value-type="time" office:time-value="PT11H04M00S">
            <text:p>11:04:00</text:p>
          </table:table-cell>
          <table:table-cell table:style-name="ce9" office:value-type="time" office:time-value="PT11H14M00S">
            <text:p>11:14:00</text:p>
          </table:table-cell>
          <table:table-cell table:style-name="ce17" table:formula="of:=([.E5] - [.D5])*24" office:value-type="float" office:value="0.166666666666667">
            <text:p>0.1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>
            <text:p>11:44:00</text:p>
          </table:table-cell>
          <table:table-cell table:style-name="ce10" office:value-type="time" office:time-value="PT13H46M00S">
            <text:p>13:46:00</text:p>
          </table:table-cell>
          <table:table-cell table:style-name="ce18" table:formula="of:=([.E6] - [.D6])*24" office:value-type="float" office:value="2.03333333333333">
            <text:p>2.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>
            <text:p>13:47:00</text:p>
          </table:table-cell>
          <table:table-cell table:style-name="ce10" office:value-type="time" office:time-value="PT14H00M00S">
            <text:p>14:00:00</text:p>
          </table:table-cell>
          <table:table-cell table:style-name="ce18" table:formula="of:=([.E7] - [.D7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>
            <text:p>14:01:00</text:p>
          </table:table-cell>
          <table:table-cell table:style-name="ce10" office:value-type="time" office:time-value="PT14H33M00S">
            <text:p>14:33:00</text:p>
          </table:table-cell>
          <table:table-cell table:style-name="ce18" table:formula="of:=([.E8] - [.D8])*24" office:value-type="float" office:value="0.533333333333334">
            <text:p>0.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>
            <text:p>16:40:00</text:p>
          </table:table-cell>
          <table:table-cell table:style-name="ce10" office:value-type="time" office:time-value="PT17H24M00S">
            <text:p>17:24:00</text:p>
          </table:table-cell>
          <table:table-cell table:style-name="ce18" table:formula="of:=([.E9] - [.D9])*24" office:value-type="float" office:value="0.733333333333336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>
            <text:p>19:33:00</text:p>
          </table:table-cell>
          <table:table-cell table:style-name="ce11" office:value-type="time" office:time-value="PT20H06M00S">
            <text:p>20:06:00</text:p>
          </table:table-cell>
          <table:table-cell table:style-name="ce18" table:formula="of:=([.E10] - [.D10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>
            <text:p>22:16:00</text:p>
          </table:table-cell>
          <table:table-cell table:style-name="ce10" office:value-type="time" office:time-value="PT23H34M00S">
            <text:p>23:34:00</text:p>
          </table:table-cell>
          <table:table-cell table:style-name="ce18" table:formula="of:=([.E11] - [.D11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date" office:date-value="2023-08-18">
            <text:p>18.08.2023</text:p>
          </table:table-cell>
          <table:table-cell table:style-name="ce5"/>
          <table:table-cell table:style-name="ce9" office:value-type="time" office:time-value="PT14H19M00S">
            <text:p>14:19:00</text:p>
          </table:table-cell>
          <table:table-cell table:style-name="ce9" office:value-type="time" office:time-value="PT15H11M00S">
            <text:p>15:11:00</text:p>
          </table:table-cell>
          <table:table-cell table:style-name="ce17" table:formula="of:=([.E12] - [.D12])*24" office:value-type="float" office:value="0.866666666666666">
            <text:p>0.87</text:p>
          </table:table-cell>
          <table:table-cell table:style-name="ce25" table:formula="of:=COUNTA([.E12:.E13])" office:value-type="float" office:value="2" table:number-columns-spanned="1" table:number-rows-spanned="2">
            <text:p>2</text:p>
          </table:table-cell>
          <table:table-cell table:style-name="ce30" table:formula="of:=SUM([.F12:.F13])" office:value-type="float" office:value="10.2500000000272" table:number-columns-spanned="1" table:number-rows-spanned="2">
            <text:p>10.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S">
            <text:p>15:51:00</text:p>
          </table:table-cell>
          <table:table-cell table:style-name="ce11" office:value-type="time" office:time-value="PT1083769H14M00S">
            <text:p>01:14:00</text:p>
          </table:table-cell>
          <table:table-cell table:style-name="ce18" table:formula="of:=([.E13] - [.D13])*24" office:value-type="float" office:value="9.3833333333605">
            <text:p>9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8-19">
            <text:p>19.08.2023</text:p>
          </table:table-cell>
          <table:table-cell table:style-name="ce5"/>
          <table:table-cell table:style-name="ce9" office:value-type="time" office:time-value="PT13H02M00S">
            <text:p>13:02:00</text:p>
          </table:table-cell>
          <table:table-cell table:style-name="ce9" office:value-type="time" office:time-value="PT13H07M00S">
            <text:p>13:07:00</text:p>
          </table:table-cell>
          <table:table-cell table:style-name="ce17" table:formula="of:=([.E14]-[.D14])*24" office:value-type="float" office:value="0.083333333333333">
            <text:p>0.08</text:p>
          </table:table-cell>
          <table:table-cell table:style-name="ce25" table:formula="of:=COUNTA([.E14:.E21])" office:value-type="float" office:value="8" table:number-columns-spanned="1" table:number-rows-spanned="8">
            <text:p>8</text:p>
          </table:table-cell>
          <table:table-cell table:style-name="ce30" table:formula="of:=SUM([.F14:.F22])" office:value-type="float" office:value="6.70000000000001" table:number-columns-spanned="1" table:number-rows-spanned="8">
            <text:p>6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>
            <text:p>13:15:00</text:p>
          </table:table-cell>
          <table:table-cell table:style-name="ce10" office:value-type="time" office:time-value="PT13H38M00S">
            <text:p>13:38:00</text:p>
          </table:table-cell>
          <table:table-cell table:style-name="ce18" table:formula="of:=([.E15]-[.D15])*24" office:value-type="float" office:value="0.383333333333335">
            <text:p>0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>
            <text:p>13:39:00</text:p>
          </table:table-cell>
          <table:table-cell table:style-name="ce10" office:value-type="time" office:time-value="PT14H18M00S">
            <text:p>14:18:00</text:p>
          </table:table-cell>
          <table:table-cell table:style-name="ce18" table:formula="of:=([.E16]-[.D16])*24" office:value-type="float" office:value="0.65">
            <text:p>0.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>
            <text:p>16:12:00</text:p>
          </table:table-cell>
          <table:table-cell table:style-name="ce10" office:value-type="time" office:time-value="PT16H34M00S">
            <text:p>16:34:00</text:p>
          </table:table-cell>
          <table:table-cell table:style-name="ce18" table:formula="of:=([.E17]-[.D17])*24" office:value-type="float" office:value="0.366666666666668">
            <text:p>0.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>
            <text:p>16:49:00</text:p>
          </table:table-cell>
          <table:table-cell table:style-name="ce11" office:value-type="time" office:time-value="PT16H58M00S">
            <text:p>16:58:00</text:p>
          </table:table-cell>
          <table:table-cell table:style-name="ce18" table:formula="of:=([.E18]-[.D18])*24" office:value-type="float" office:value="0.149999999999999">
            <text:p>0.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>
            <text:p>18:13:00</text:p>
          </table:table-cell>
          <table:table-cell table:style-name="ce11" office:value-type="time" office:time-value="PT18H56M00S">
            <text:p>18:56:00</text:p>
          </table:table-cell>
          <table:table-cell table:style-name="ce18" table:formula="of:=([.E19]-[.D19])*24" office:value-type="float" office:value="0.716666666666667">
            <text:p>0.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>
            <text:p>19:39:00</text:p>
          </table:table-cell>
          <table:table-cell table:style-name="ce11" office:value-type="time" office:time-value="PT21H09M00S">
            <text:p>21:09:00</text:p>
          </table:table-cell>
          <table:table-cell table:style-name="ce18" table:formula="of:=([.E20]-[.D20])*24" office:value-type="float" office:value="1.5">
            <text:p>1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>
            <text:p>22:05:00</text:p>
          </table:table-cell>
          <table:table-cell table:style-name="ce11" office:value-type="time" office:time-value="PT23H27M00S">
            <text:p>23:27:00</text:p>
          </table:table-cell>
          <table:table-cell table:style-name="ce18" table:formula="of:=([.E21]-[.D21])*24" office:value-type="float" office:value="1.36666666666667">
            <text:p>1.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8-20">
            <text:p>20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5H00M00S">
            <text:p>15:00:00</text:p>
          </table:table-cell>
          <table:table-cell table:style-name="ce17" table:formula="of:=([.E22]-[.D22])*24" office:value-type="float" office:value="1.48333333333333">
            <text:p>1.48</text:p>
          </table:table-cell>
          <table:table-cell table:style-name="ce25" table:formula="of:=COUNTA([.E22:.E25])" office:value-type="float" office:value="4" table:number-columns-spanned="1" table:number-rows-spanned="4">
            <text:p>4</text:p>
          </table:table-cell>
          <table:table-cell table:style-name="ce30" table:formula="of:=SUM([.F22:.F25])" office:value-type="float" office:value="6.26666666689561" table:number-columns-spanned="1" table:number-rows-spanned="4">
            <text:p>6.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>
            <text:p>15:40:00</text:p>
          </table:table-cell>
          <table:table-cell table:style-name="ce11" office:value-type="time" office:time-value="PT16H51M00S">
            <text:p>16:51:00</text:p>
          </table:table-cell>
          <table:table-cell table:style-name="ce19" table:formula="of:=([.E23]-[.D23])*24" office:value-type="float" office:value="1.18333333333333">
            <text:p>1.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>
            <text:p>17:57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24]-[.D24])*24" office:value-type="float" office:value="1.33333333333333">
            <text:p>1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9S">
            <text:p>22:21:00</text:p>
          </table:table-cell>
          <table:table-cell table:style-name="ce11" office:value-type="time" office:time-value="PT1083816H37M00S">
            <text:p>00:37:00</text:p>
          </table:table-cell>
          <table:table-cell table:style-name="ce18" table:formula="of:=([.E25] - [.D25])*24" office:value-type="float" office:value="2.26666666689562">
            <text:p>2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8-21">
            <text:p>21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4H17M00S">
            <text:p>14:17:00</text:p>
          </table:table-cell>
          <table:table-cell table:style-name="ce17" table:formula="of:=([.E26] - [.D26])*24" office:value-type="float" office:value="0.766666666666667">
            <text:p>0.77</text:p>
          </table:table-cell>
          <table:table-cell table:style-name="ce25" table:formula="of:=COUNTA([.E26:.E30])" office:value-type="float" office:value="5" table:number-columns-spanned="1" table:number-rows-spanned="5">
            <text:p>5</text:p>
          </table:table-cell>
          <table:table-cell table:style-name="ce30" table:formula="of:=SUM([.F26:.F30])" office:value-type="float" office:value="2.68333333333333" table:number-columns-spanned="1" table:number-rows-spanned="5">
            <text:p>2.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>
            <text:p>16:11:00</text:p>
          </table:table-cell>
          <table:table-cell table:style-name="ce11" office:value-type="time" office:time-value="PT16H31M00S">
            <text:p>16:31:00</text:p>
          </table:table-cell>
          <table:table-cell table:style-name="ce19" table:formula="of:=([.E27] - [.D27])*24" office:value-type="float" office:value="0.333333333333335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>
            <text:p>16:41:00</text:p>
          </table:table-cell>
          <table:table-cell table:style-name="ce11" office:value-type="time" office:time-value="PT17H30M00S">
            <text:p>17:30:00</text:p>
          </table:table-cell>
          <table:table-cell table:style-name="ce19" table:formula="of:=([.E28] - [.D28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>
            <text:p>17:37:00</text:p>
          </table:table-cell>
          <table:table-cell table:style-name="ce11" office:value-type="time" office:time-value="PT18H01M00S">
            <text:p>18:01:00</text:p>
          </table:table-cell>
          <table:table-cell table:style-name="ce19" table:formula="of:=([.E29] - [.D29])*24" office:value-type="float" office:value="0.399999999999999">
            <text:p>0.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>
            <text:p>18:33:00</text:p>
          </table:table-cell>
          <table:table-cell table:style-name="ce13" office:value-type="time" office:time-value="PT18H55M00S">
            <text:p>18:55:00</text:p>
          </table:table-cell>
          <table:table-cell table:style-name="ce19" table:formula="of:=([.E30] - [.D30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8-22">
            <text:p>22.08.2023</text:p>
          </table:table-cell>
          <table:table-cell table:style-name="ce5"/>
          <table:table-cell table:style-name="ce12" office:value-type="time" office:time-value="PT13H34M00S">
            <text:p>13:34:00</text:p>
          </table:table-cell>
          <table:table-cell table:style-name="ce12" office:value-type="time" office:time-value="PT15H24M00S">
            <text:p>15:24:00</text:p>
          </table:table-cell>
          <table:table-cell table:style-name="ce17" table:formula="of:=([.E31] - [.D31])*24" office:value-type="float" office:value="1.83333333333333">
            <text:p>1.83</text:p>
          </table:table-cell>
          <table:table-cell table:style-name="ce25" table:formula="of:=COUNTA([.E31:.E34])" office:value-type="float" office:value="4" table:number-columns-spanned="1" table:number-rows-spanned="4">
            <text:p>4</text:p>
          </table:table-cell>
          <table:table-cell table:style-name="ce30" table:formula="of:=SUM([.F31:.F34])" office:value-type="float" office:value="5.28333333333334" table:number-columns-spanned="1" table:number-rows-spanned="4">
            <text:p>5.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>
            <text:p>16:13:00</text:p>
          </table:table-cell>
          <table:table-cell table:style-name="ce11" office:value-type="time" office:time-value="PT19H15M00S">
            <text:p>19:15:00</text:p>
          </table:table-cell>
          <table:table-cell table:style-name="ce19" table:formula="of:=([.E32] - [.D32])*24" office:value-type="float" office:value="3.03333333333333">
            <text:p>3.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>
            <text:p>22:07:00</text:p>
          </table:table-cell>
          <table:table-cell table:style-name="ce11" office:value-type="time" office:time-value="PT22H25M00S">
            <text:p>22:25:00</text:p>
          </table:table-cell>
          <table:table-cell table:style-name="ce19" table:formula="of:=([.E33] - [.D3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>
            <text:p>22:31:00</text:p>
          </table:table-cell>
          <table:table-cell table:style-name="ce11" office:value-type="time" office:time-value="PT22H38M00S">
            <text:p>22:38:00</text:p>
          </table:table-cell>
          <table:table-cell table:style-name="ce19" table:formula="of:=([.E34] - [.D3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8-23">
            <text:p>23.08.2023</text:p>
          </table:table-cell>
          <table:table-cell table:style-name="ce5"/>
          <table:table-cell table:style-name="ce12" office:value-type="time" office:time-value="PT09H30M00S">
            <text:p>09:30:00</text:p>
          </table:table-cell>
          <table:table-cell table:style-name="ce12" office:value-type="time" office:time-value="PT09H57M00S">
            <text:p>09:57:00</text:p>
          </table:table-cell>
          <table:table-cell table:style-name="ce17" table:formula="of:=([.E35] - [.D35])*24" office:value-type="float" office:value="0.45">
            <text:p>0.45</text:p>
          </table:table-cell>
          <table:table-cell table:style-name="ce25" table:formula="of:=COUNTA([.E35:.E39])" office:value-type="float" office:value="5" table:number-columns-spanned="1" table:number-rows-spanned="5">
            <text:p>5</text:p>
          </table:table-cell>
          <table:table-cell table:style-name="ce30" table:formula="of:=SUM([.F35:.F39])" office:value-type="float" office:value="7.23333333333334" table:number-columns-spanned="1" table:number-rows-spanned="5">
            <text:p>7.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>
            <text:p>11:08:00</text:p>
          </table:table-cell>
          <table:table-cell table:style-name="ce11" office:value-type="time" office:time-value="PT12H14M00S">
            <text:p>12:14:00</text:p>
          </table:table-cell>
          <table:table-cell table:style-name="ce19" table:formula="of:=([.E36] - [.D36])*24" office:value-type="float" office:value="1.1">
            <text:p>1.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>
            <text:p>13:05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37] - [.D37])*24" office:value-type="float" office:value="2.33333333333334">
            <text:p>2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>
            <text:p>16:15:00</text:p>
          </table:table-cell>
          <table:table-cell table:style-name="ce11" office:value-type="time" office:time-value="PT16H45M00S">
            <text:p>16:45:00</text:p>
          </table:table-cell>
          <table:table-cell table:style-name="ce19" table:formula="of:=([.E38] - [.D38])*24" office:value-type="float" office:value="0.500000000000001">
            <text:p>0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>
            <text:p>20:57:00</text:p>
          </table:table-cell>
          <table:table-cell table:style-name="ce11" office:value-type="time" office:time-value="PT23H48M00S">
            <text:p>23:48:00</text:p>
          </table:table-cell>
          <table:table-cell table:style-name="ce19" table:formula="of:=([.E39] - [.D39])*24" office:value-type="float" office:value="2.85">
            <text:p>2.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8-24">
            <text:p>24.08.2023</text:p>
          </table:table-cell>
          <table:table-cell table:style-name="ce5"/>
          <table:table-cell table:style-name="ce12" office:value-type="time" office:time-value="PT15H02M00S">
            <text:p>15:02:00</text:p>
          </table:table-cell>
          <table:table-cell table:style-name="ce12" office:value-type="time" office:time-value="PT15H53M00S">
            <text:p>15:53:00</text:p>
          </table:table-cell>
          <table:table-cell table:style-name="ce17" table:formula="of:=([.E40] - [.D40])*24" office:value-type="float" office:value="0.85">
            <text:p>0.85</text:p>
          </table:table-cell>
          <table:table-cell table:style-name="ce25" table:formula="of:=COUNTA([.E40:.E43])" office:value-type="float" office:value="4" table:number-columns-spanned="1" table:number-rows-spanned="4">
            <text:p>4</text:p>
          </table:table-cell>
          <table:table-cell table:style-name="ce30" table:formula="of:=SUM([.F40:.F43])" office:value-type="float" office:value="3.66666666670547" table:number-columns-spanned="1" table:number-rows-spanned="4">
            <text:p>3.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>
            <text:p>16:58:00</text:p>
          </table:table-cell>
          <table:table-cell table:style-name="ce11" office:value-type="time" office:time-value="PT17H34M00S">
            <text:p>17:34:00</text:p>
          </table:table-cell>
          <table:table-cell table:style-name="ce19" table:formula="of:=([.E41] - [.D41])*24" office:value-type="float" office:value="0.600000000000003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>
            <text:p>18:54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42] - [.D42])*24" office:value-type="float" office:value="0.383333333333332">
            <text:p>0.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>
            <text:p>24.08.2023</text:p>
          </table:table-cell>
          <table:table-cell table:style-name="ce14" office:value-type="date" office:date-value="2023-08-25T01:08:00">
            <text:p>25.08.2023</text:p>
          </table:table-cell>
          <table:table-cell table:style-name="ce19" table:formula="of:=([.E43] - [.D43])*24" office:value-type="float" office:value="1.83333333337214">
            <text:p>1.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8-25">
            <text:p>25.08.2023</text:p>
          </table:table-cell>
          <table:table-cell table:style-name="ce5"/>
          <table:table-cell table:style-name="ce12" office:value-type="time" office:time-value="PT19H41M00S">
            <text:p>19:41:00</text:p>
          </table:table-cell>
          <table:table-cell table:style-name="ce12" office:value-type="time" office:time-value="PT20H13M00S">
            <text:p>20:13:00</text:p>
          </table:table-cell>
          <table:table-cell table:style-name="ce17" table:formula="of:=([.E44] - [.D44])*24" office:value-type="float" office:value="0.533333333333334">
            <text:p>0.53</text:p>
          </table:table-cell>
          <table:table-cell table:style-name="ce25" table:formula="of:=COUNTA([.E44])" office:value-type="float" office:value="1">
            <text:p>1</text:p>
          </table:table-cell>
          <table:table-cell table:style-name="ce17" table:formula="of:=SUM([.F44])" office:value-type="float" office:value="0.533333333333334">
            <text:p>0.53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8-26">
            <text:p>26.08.2023</text:p>
          </table:table-cell>
          <table:table-cell table:style-name="ce5"/>
          <table:table-cell table:style-name="ce12" office:value-type="time" office:time-value="PT15H00M00S">
            <text:p>15:00:00</text:p>
          </table:table-cell>
          <table:table-cell table:style-name="ce12" office:value-type="time" office:time-value="PT15H09M00S">
            <text:p>15:09:00</text:p>
          </table:table-cell>
          <table:table-cell table:style-name="ce17" table:formula="of:=([.E45] - [.D45])*24" office:value-type="float" office:value="0.149999999999999">
            <text:p>0.15</text:p>
          </table:table-cell>
          <table:table-cell table:style-name="ce25" table:formula="of:=COUNTA([.E45:.E47])" office:value-type="float" office:value="3" table:number-columns-spanned="1" table:number-rows-spanned="3">
            <text:p>3</text:p>
          </table:table-cell>
          <table:table-cell table:style-name="ce30" table:formula="of:=SUM([.F45:.F47])" office:value-type="float" office:value="1.63333333333333" table:number-columns-spanned="1" table:number-rows-spanned="3">
            <text:p>1.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>
            <text:p>19:12:00</text:p>
          </table:table-cell>
          <table:table-cell table:style-name="ce11" office:value-type="time" office:time-value="PT19H26M00S">
            <text:p>19:26:00</text:p>
          </table:table-cell>
          <table:table-cell table:style-name="ce19" table:formula="of:=([.E46] - [.D46])*24" office:value-type="float" office:value="0.233333333333335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>
            <text:p>20:54:00</text:p>
          </table:table-cell>
          <table:table-cell table:style-name="ce11" office:value-type="time" office:time-value="PT22H09M00S">
            <text:p>22:09:00</text:p>
          </table:table-cell>
          <table:table-cell table:style-name="ce19" table:formula="of:=([.E47] - [.D47])*24" office:value-type="float" office:value="1.25">
            <text:p>1.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8-27">
            <text:p>27.08.2023</text:p>
          </table:table-cell>
          <table:table-cell table:style-name="ce5"/>
          <table:table-cell table:style-name="ce12" office:value-type="time" office:time-value="PT00H50M00S">
            <text:p>00:50:00</text:p>
          </table:table-cell>
          <table:table-cell table:style-name="ce12" office:value-type="time" office:time-value="PT02H11M00S">
            <text:p>02:11:00</text:p>
          </table:table-cell>
          <table:table-cell table:style-name="ce17" table:formula="of:=([.E48] - [.D48])*24" office:value-type="float" office:value="1.35">
            <text:p>1.35</text:p>
          </table:table-cell>
          <table:table-cell table:style-name="ce25" table:formula="of:=COUNTA([.E48:.E54])" office:value-type="float" office:value="7" table:number-columns-spanned="1" table:number-rows-spanned="7">
            <text:p>7</text:p>
          </table:table-cell>
          <table:table-cell table:style-name="ce30" table:formula="of:=SUM([.F48:.F54])" office:value-type="float" office:value="3.39999999984478" table:number-columns-spanned="1" table:number-rows-spanned="7">
            <text:p>3.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>
            <text:p>14:12:00</text:p>
          </table:table-cell>
          <table:table-cell table:style-name="ce11" office:value-type="time" office:time-value="PT14H53M00S">
            <text:p>14:53:00</text:p>
          </table:table-cell>
          <table:table-cell table:style-name="ce19" table:formula="of:=([.E49] - [.D49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>
            <text:p>16:54:00</text:p>
          </table:table-cell>
          <table:table-cell table:style-name="ce11" office:value-type="time" office:time-value="PT17H05M00S">
            <text:p>17:05:00</text:p>
          </table:table-cell>
          <table:table-cell table:style-name="ce19" table:formula="of:=([.E50] - [.D50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>
            <text:p>17:08:00</text:p>
          </table:table-cell>
          <table:table-cell table:style-name="ce11" office:value-type="time" office:time-value="PT17H24M00S">
            <text:p>17:24:00</text:p>
          </table:table-cell>
          <table:table-cell table:style-name="ce19" table:formula="of:=([.E51] - [.D51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>
            <text:p>17:44:00</text:p>
          </table:table-cell>
          <table:table-cell table:style-name="ce11" office:value-type="time" office:time-value="PT17H53M00S">
            <text:p>17:53:00</text:p>
          </table:table-cell>
          <table:table-cell table:style-name="ce19" table:formula="of:=([.E52] - [.D5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>
            <text:p>17:54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3] - [.D53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S">
            <text:p>23:59:00</text:p>
          </table:table-cell>
          <table:table-cell table:style-name="ce14" office:value-type="date" office:date-value="2023-08-28T00:09:00">
            <text:p>28.08.2023</text:p>
          </table:table-cell>
          <table:table-cell table:style-name="ce19" table:formula="of:=([.E54] - [.D54])*24" office:value-type="float" office:value="0.16666666651144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8-28">
            <text:p>28.08.2023</text:p>
          </table:table-cell>
          <table:table-cell table:style-name="ce5"/>
          <table:table-cell table:style-name="ce12" office:value-type="time" office:time-value="PT12H37M00S">
            <text:p>12:37:00</text:p>
          </table:table-cell>
          <table:table-cell table:style-name="ce12" office:value-type="time" office:time-value="PT13H03M00S">
            <text:p>13:03:00</text:p>
          </table:table-cell>
          <table:table-cell table:style-name="ce17" table:formula="of:=([.E55] - [.D55])*24" office:value-type="float" office:value="0.433333333333332">
            <text:p>0.43</text:p>
          </table:table-cell>
          <table:table-cell table:style-name="ce25" table:formula="of:=COUNTA([.E55:.E58])" office:value-type="float" office:value="4" table:number-columns-spanned="1" table:number-rows-spanned="4">
            <text:p>4</text:p>
          </table:table-cell>
          <table:table-cell table:style-name="ce30" table:formula="of:=SUM([.F55:.F58])" office:value-type="float" office:value="2.7" table:number-columns-spanned="1" table:number-rows-spanned="4">
            <text:p>2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>
            <text:p>17:28:00</text:p>
          </table:table-cell>
          <table:table-cell table:style-name="ce11" office:value-type="time" office:time-value="PT18H12M00S">
            <text:p>18:12:00</text:p>
          </table:table-cell>
          <table:table-cell table:style-name="ce19" table:formula="of:=([.E56] - [.D56])*24" office:value-type="float" office:value="0.733333333333331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>
            <text:p>19:44:00</text:p>
          </table:table-cell>
          <table:table-cell table:style-name="ce11" office:value-type="time" office:time-value="PT19H58M00S">
            <text:p>19:58:00</text:p>
          </table:table-cell>
          <table:table-cell table:style-name="ce19" table:formula="of:=([.E57] - [.D57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>
            <text:p>19:59:00</text:p>
          </table:table-cell>
          <table:table-cell table:style-name="ce11" office:value-type="time" office:time-value="PT21H17M00S">
            <text:p>21:17:00</text:p>
          </table:table-cell>
          <table:table-cell table:style-name="ce19" table:formula="of:=([.E58] - [.D58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8-29">
            <text:p>29.08.2023</text:p>
          </table:table-cell>
          <table:table-cell table:style-name="ce5"/>
          <table:table-cell table:style-name="ce9" office:value-type="time" office:time-value="PT13H04M00S">
            <text:p>13:04:00</text:p>
          </table:table-cell>
          <table:table-cell table:style-name="ce9" office:value-type="time" office:time-value="PT13H38M00S">
            <text:p>13:38:00</text:p>
          </table:table-cell>
          <table:table-cell table:style-name="ce17" table:formula="of:=([.E59] - [.D59])*24" office:value-type="float" office:value="0.566666666666667">
            <text:p>0.57</text:p>
          </table:table-cell>
          <table:table-cell table:style-name="ce25" table:formula="of:=COUNTA([.E59:.E63])" office:value-type="float" office:value="5" table:number-columns-spanned="1" table:number-rows-spanned="5">
            <text:p>5</text:p>
          </table:table-cell>
          <table:table-cell table:style-name="ce30" table:formula="of:=SUM([.F59:.F63])" office:value-type="float" office:value="3.05" table:number-columns-spanned="1" table:number-rows-spanned="5">
            <text:p>3.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>
            <text:p>15:00:00</text:p>
          </table:table-cell>
          <table:table-cell table:style-name="ce10" office:value-type="time" office:time-value="PT16H08M00S">
            <text:p>16:08:00</text:p>
          </table:table-cell>
          <table:table-cell table:style-name="ce19" table:formula="of:=([.E60] - [.D60])*24" office:value-type="float" office:value="1.13333333333333">
            <text:p>1.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>
            <text:p>16:09:00</text:p>
          </table:table-cell>
          <table:table-cell table:style-name="ce10" office:value-type="time" office:time-value="PT16H40M00S">
            <text:p>16:40:00</text:p>
          </table:table-cell>
          <table:table-cell table:style-name="ce19" table:formula="of:=([.E61] - [.D61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>
            <text:p>17:11:00</text:p>
          </table:table-cell>
          <table:table-cell table:style-name="ce10" office:value-type="time" office:time-value="PT17H33M00S">
            <text:p>17:33:00</text:p>
          </table:table-cell>
          <table:table-cell table:style-name="ce19" table:formula="of:=([.E62] - [.D62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>
            <text:p>21:42:00</text:p>
          </table:table-cell>
          <table:table-cell table:style-name="ce10" office:value-type="time" office:time-value="PT22H10M00S">
            <text:p>22:10:00</text:p>
          </table:table-cell>
          <table:table-cell table:style-name="ce19" table:formula="of:=([.E63] - [.D63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8-30">
            <text:p>30.08.2023</text:p>
          </table:table-cell>
          <table:table-cell table:style-name="ce5"/>
          <table:table-cell table:style-name="ce9" office:value-type="time" office:time-value="PT13H28M00S">
            <text:p>13:28:00</text:p>
          </table:table-cell>
          <table:table-cell table:style-name="ce9" office:value-type="time" office:time-value="PT13H59M00S">
            <text:p>13:59:00</text:p>
          </table:table-cell>
          <table:table-cell table:style-name="ce17" table:formula="of:=([.E64] - [.D64])*24" office:value-type="float" office:value="0.516666666666665">
            <text:p>0.52</text:p>
          </table:table-cell>
          <table:table-cell table:style-name="ce25" table:formula="of:=COUNTA([.E64:.E74])" office:value-type="float" office:value="11" table:number-columns-spanned="1" table:number-rows-spanned="11">
            <text:p>11</text:p>
          </table:table-cell>
          <table:table-cell table:style-name="ce30" table:formula="of:=SUM([.F64:.F74])" office:value-type="float" office:value="2.38333333323243" table:number-columns-spanned="1" table:number-rows-spanned="11">
            <text:p>2.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>
            <text:p>14:00:00</text:p>
          </table:table-cell>
          <table:table-cell table:style-name="ce10" office:value-type="time" office:time-value="PT14H06M00S">
            <text:p>14:06:00</text:p>
          </table:table-cell>
          <table:table-cell table:style-name="ce19" table:formula="of:=([.E65] - [.D65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>
            <text:p>14:12:00</text:p>
          </table:table-cell>
          <table:table-cell table:style-name="ce10" office:value-type="time" office:time-value="PT14H23M00S">
            <text:p>14:23:00</text:p>
          </table:table-cell>
          <table:table-cell table:style-name="ce19" table:formula="of:=([.E66] - [.D66])*24" office:value-type="float" office:value="0.18333333333333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>
            <text:p>16:00:00</text:p>
          </table:table-cell>
          <table:table-cell table:style-name="ce10" office:value-type="time" office:time-value="PT16H03M00S">
            <text:p>16:03:00</text:p>
          </table:table-cell>
          <table:table-cell table:style-name="ce19" table:formula="of:=([.E67] - [.D67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>
            <text:p>16:03:00</text:p>
          </table:table-cell>
          <table:table-cell table:style-name="ce10" office:value-type="time" office:time-value="PT16H23M00S">
            <text:p>16:23:00</text:p>
          </table:table-cell>
          <table:table-cell table:style-name="ce19" table:formula="of:=([.E68] - [.D68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>
            <text:p>17:38:00</text:p>
          </table:table-cell>
          <table:table-cell table:style-name="ce10" office:value-type="time" office:time-value="PT17H54M00S">
            <text:p>17:54:00</text:p>
          </table:table-cell>
          <table:table-cell table:style-name="ce19" table:formula="of:=([.E69] - [.D69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>
            <text:p>18:37:00</text:p>
          </table:table-cell>
          <table:table-cell table:style-name="ce10" office:value-type="time" office:time-value="PT18H47M00S">
            <text:p>18:47:00</text:p>
          </table:table-cell>
          <table:table-cell table:style-name="ce19" table:formula="of:=([.E70] - [.D70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>
            <text:p>18:51:00</text:p>
          </table:table-cell>
          <table:table-cell table:style-name="ce10" office:value-type="time" office:time-value="PT19H01M00S">
            <text:p>19:01:00</text:p>
          </table:table-cell>
          <table:table-cell table:style-name="ce19" table:formula="of:=([.E71] - [.D7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>
            <text:p>19:04:00</text:p>
          </table:table-cell>
          <table:table-cell table:style-name="ce10" office:value-type="time" office:time-value="PT19H09M00S">
            <text:p>19:09:00</text:p>
          </table:table-cell>
          <table:table-cell table:style-name="ce19" table:formula="of:=([.E72] - [.D72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>
            <text:p>20:40:00</text:p>
          </table:table-cell>
          <table:table-cell table:style-name="ce10" office:value-type="time" office:time-value="PT21H00M00S">
            <text:p>21:00:00</text:p>
          </table:table-cell>
          <table:table-cell table:style-name="ce19" table:formula="of:=([.E73] - [.D73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S">
            <text:p>23:53:00</text:p>
          </table:table-cell>
          <table:table-cell table:style-name="ce10" office:value-type="time" office:time-value="PT1084056H04M00S">
            <text:p>00:04:00</text:p>
          </table:table-cell>
          <table:table-cell table:style-name="ce19" table:formula="of:=([.E74] - [.D74])*24" office:value-type="float" office:value="0.18333333323244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8-31">
            <text:p>31.08.2023</text:p>
          </table:table-cell>
          <table:table-cell table:style-name="ce8" office:value-type="string">
            <text:p>wood-app</text:p>
          </table:table-cell>
          <table:table-cell table:style-name="ce9" office:value-type="time" office:time-value="PT12H26M00S">
            <text:p>12:26:00</text:p>
          </table:table-cell>
          <table:table-cell table:style-name="ce9" office:value-type="time" office:time-value="PT12H49M00S">
            <text:p>12:49:00</text:p>
          </table:table-cell>
          <table:table-cell table:style-name="ce17" table:formula="of:=([.E75] - [.D75])*24" office:value-type="float" office:value="0.383333333333332">
            <text:p>0.38</text:p>
          </table:table-cell>
          <table:table-cell table:style-name="ce25" table:formula="of:=COUNTA([.E75:.E87])" office:value-type="float" office:value="13" table:number-columns-spanned="1" table:number-rows-spanned="13">
            <text:p>13</text:p>
          </table:table-cell>
          <table:table-cell table:style-name="ce30" table:formula="of:=SUM([.F75:.F87])" office:value-type="float" office:value="4.88333333333333" table:number-columns-spanned="1" table:number-rows-spanned="13">
            <text:p>4.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wood-app</text:p>
          </table:table-cell>
          <table:table-cell table:style-name="ce10" office:value-type="time" office:time-value="PT12H54M00S">
            <text:p>12:54:00</text:p>
          </table:table-cell>
          <table:table-cell table:style-name="ce10" office:value-type="time" office:time-value="PT13H04M00S">
            <text:p>13:04:00</text:p>
          </table:table-cell>
          <table:table-cell table:style-name="ce19" table:formula="of:=([.E76] - [.D76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4M00S">
            <text:p>13:24:00</text:p>
          </table:table-cell>
          <table:table-cell table:style-name="ce10" office:value-type="time" office:time-value="PT13H26M00S">
            <text:p>13:26:00</text:p>
          </table:table-cell>
          <table:table-cell table:style-name="ce19" table:formula="of:=([.E77] - [.D77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9M00S">
            <text:p>13:29:00</text:p>
          </table:table-cell>
          <table:table-cell table:style-name="ce10" office:value-type="time" office:time-value="PT13H44M00S">
            <text:p>13:44:00</text:p>
          </table:table-cell>
          <table:table-cell table:style-name="ce19" table:formula="of:=([.E78] - [.D78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3H59M00S">
            <text:p>13:59:00</text:p>
          </table:table-cell>
          <table:table-cell table:style-name="ce10" office:value-type="time" office:time-value="PT14H18M00S">
            <text:p>14:18:00</text:p>
          </table:table-cell>
          <table:table-cell table:style-name="ce19" table:formula="of:=([.E79] - [.D79])*24" office:value-type="float" office:value="0.316666666666668">
            <text:p>0.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4H20M00S">
            <text:p>14:20:00</text:p>
          </table:table-cell>
          <table:table-cell table:style-name="ce10" office:value-type="time" office:time-value="PT14H33M00S">
            <text:p>14:33:00</text:p>
          </table:table-cell>
          <table:table-cell table:style-name="ce19" table:formula="of:=([.E80] - [.D80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5H11M00S">
            <text:p>15:11:00</text:p>
          </table:table-cell>
          <table:table-cell table:style-name="ce10" office:value-type="time" office:time-value="PT15H14M00S">
            <text:p>15:14:00</text:p>
          </table:table-cell>
          <table:table-cell table:style-name="ce19" table:formula="of:=([.E81] - [.D81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5H17M00S">
            <text:p>15:17:00</text:p>
          </table:table-cell>
          <table:table-cell table:style-name="ce10" office:value-type="time" office:time-value="PT15H55M00S">
            <text:p>15:55:00</text:p>
          </table:table-cell>
          <table:table-cell table:style-name="ce19" table:formula="of:=([.E82] - [.D82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16M00S">
            <text:p>16:16:00</text:p>
          </table:table-cell>
          <table:table-cell table:style-name="ce10" office:value-type="time" office:time-value="PT16H25M00S">
            <text:p>16:25:00</text:p>
          </table:table-cell>
          <table:table-cell table:style-name="ce19" table:formula="of:=([.E83] - [.D83])*24" office:value-type="float" office:value="0.150000000000002">
            <text:p>0.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6H28M00S">
            <text:p>16:28:00</text:p>
          </table:table-cell>
          <table:table-cell table:style-name="ce10" office:value-type="time" office:time-value="PT16H43M00S">
            <text:p>16:43:00</text:p>
          </table:table-cell>
          <table:table-cell table:style-name="ce19" table:formula="of:=([.E84] - [.D84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49M00S">
            <text:p>16:49:00</text:p>
          </table:table-cell>
          <table:table-cell table:style-name="ce10" office:value-type="time" office:time-value="PT17H38M00S">
            <text:p>17:38:00</text:p>
          </table:table-cell>
          <table:table-cell table:style-name="ce19" table:formula="of:=([.E85] - [.D8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7H54M00S">
            <text:p>17:54:00</text:p>
          </table:table-cell>
          <table:table-cell table:style-name="ce10" office:value-type="time" office:time-value="PT18H19M00S">
            <text:p>18:19:00</text:p>
          </table:table-cell>
          <table:table-cell table:style-name="ce19" table:formula="of:=([.E86] - [.D86])*24" office:value-type="float" office:value="0.416666666666665">
            <text:p>0.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20H49M00S">
            <text:p>20:49:00</text:p>
          </table:table-cell>
          <table:table-cell table:style-name="ce10" office:value-type="time" office:time-value="PT22H01M00S">
            <text:p>22:01:00</text:p>
          </table:table-cell>
          <table:table-cell table:style-name="ce19" table:formula="of:=([.E87] - [.D87])*24" office:value-type="float" office:value="1.2">
            <text:p>1.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4"/>
        <table:table-column table:style-name="co2" table:default-cell-style-name="ce7"/>
        <table:table-column table:style-name="co8" table:default-cell-style-name="ce7"/>
        <table:table-column table:style-name="co9" table:number-columns-repeated="2" table:default-cell-style-name="ce15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default-cell-style-name="ce32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45" office:value-type="string">
            <text:p>Nr</text:p>
          </table:table-cell>
          <table:table-cell table:style-name="ce45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52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table:number-columns-spanned="1" table:number-rows-spanned="3">
            <text:p>30</text:p>
          </table:table-cell>
          <table:table-cell table:style-name="ce47" office:value-type="string" table:number-columns-spanned="1" table:number-rows-spanned="3">
            <text:p>09.2023</text:p>
          </table:table-cell>
          <table:covered-table-cell table:number-columns-repeated="3" table:style-name="ce45"/>
          <table:covered-table-cell table:style-name="ce51"/>
          <table:table-cell table:style-name="ce22" table:formula="of:=SUM([.G5:.G204])" office:value-type="float" office:value="135">
            <text:p>135</text:p>
          </table:table-cell>
          <table:table-cell table:style-name="ce24" table:formula="of:=SUM([.H5:.H204])" office:value-type="float" office:value="167.699999999604">
            <text:p>167.7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number-columns-repeated="3" table:style-name="ce45"/>
          <table:covered-table-cell table:style-name="ce51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number-columns-repeated="3" table:style-name="ce45"/>
          <table:covered-table-cell table:style-name="ce51"/>
          <table:table-cell table:style-name="ce24" table:formula="of:=[.G2]/[.A2]" office:value-type="float" office:value="4.5">
            <text:p>4.50</text:p>
          </table:table-cell>
          <table:table-cell table:style-name="ce24" table:formula="of:=[.H2]/[.A2]" office:value-type="float" office:value="5.58999999998681">
            <text:p>5.59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9-01">
            <text:p>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15M00S">
            <text:p>13:15:00</text:p>
          </table:table-cell>
          <table:table-cell table:style-name="ce9" office:value-type="time" office:time-value="PT14H10M00S">
            <text:p>14:10:00</text:p>
          </table:table-cell>
          <table:table-cell table:style-name="ce17" table:formula="of:=([.E5] - [.D5])*24" office:value-type="float" office:value="0.916666666666669">
            <text:p>0.92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4H22M00S">
            <text:p>14:22:00</text:p>
          </table:table-cell>
          <table:table-cell table:style-name="ce10" office:value-type="time" office:time-value="PT14H35M00S">
            <text:p>14:35:00</text:p>
          </table:table-cell>
          <table:table-cell table:style-name="ce19" table:formula="of:=([.E6] - [.D6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docs</text:p>
          </table:table-cell>
          <table:table-cell table:style-name="ce10" office:value-type="time" office:time-value="PT15H15M00S">
            <text:p>15:15:00</text:p>
          </table:table-cell>
          <table:table-cell table:style-name="ce10" office:value-type="time" office:time-value="PT15H46M00S">
            <text:p>15:46:00</text:p>
          </table:table-cell>
          <table:table-cell table:style-name="ce19" table:formula="of:=([.E7] - [.D7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p</text:p>
          </table:table-cell>
          <table:table-cell table:style-name="ce10" office:value-type="time" office:time-value="PT16H23M00S">
            <text:p>16:23:00</text:p>
          </table:table-cell>
          <table:table-cell table:style-name="ce10" office:value-type="time" office:time-value="PT16H56M00S">
            <text:p>16:56:00</text:p>
          </table:table-cell>
          <table:table-cell table:style-name="ce19" table:formula="of:=([.E8] - [.D8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7H30M00S">
            <text:p>17:30:00</text:p>
          </table:table-cell>
          <table:table-cell table:style-name="ce10" office:value-type="time" office:time-value="PT18H55M00S">
            <text:p>18:55:00</text:p>
          </table:table-cell>
          <table:table-cell table:style-name="ce19" table:formula="of:=([.E9] - [.D9])*24" office:value-type="float" office:value="1.41666666666666">
            <text:p>1.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22H02M00S">
            <text:p>22:02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10] - [.D10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0" office:value-type="time" office:time-value="PT22H18M00S">
            <text:p>22:18:00</text:p>
          </table:table-cell>
          <table:table-cell table:style-name="ce10" office:value-type="time" office:time-value="PT23H57M00S">
            <text:p>23:57:00</text:p>
          </table:table-cell>
          <table:table-cell table:style-name="ce19" table:formula="of:=([.E11] - [.D11])*24" office:value-type="float" office:value="1.65">
            <text:p>1.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09-02">
            <text:p>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5H42M00S">
            <text:p>15:42:00</text:p>
          </table:table-cell>
          <table:table-cell table:style-name="ce17" table:formula="of:=([.E12] - [.D12])*24" office:value-type="float" office:value="0.299999999999999">
            <text:p>0.30</text:p>
          </table:table-cell>
          <table:table-cell table:style-name="ce25" table:formula="of:=COUNTA([.E12:.E15])" office:value-type="float" office:value="4" table:number-columns-spanned="1" table:number-rows-spanned="4">
            <text:p>4</text:p>
          </table:table-cell>
          <table:table-cell table:style-name="ce30" table:formula="of:=SUM([.F12:.F15])" office:value-type="float" office:value="4.93333333305782" table:number-columns-spanned="1" table:number-rows-spanned="4">
            <text:p>4.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5H45M00S">
            <text:p>15:45:00</text:p>
          </table:table-cell>
          <table:table-cell table:style-name="ce10" office:value-type="time" office:time-value="PT17H01M00S">
            <text:p>17:01:00</text:p>
          </table:table-cell>
          <table:table-cell table:style-name="ce19" table:formula="of:=([.E13] - [.D13])*24" office:value-type="float" office:value="1.26666666666667">
            <text:p>1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20H12M00S">
            <text:p>20:12:00</text:p>
          </table:table-cell>
          <table:table-cell table:style-name="ce10" office:value-type="time" office:time-value="PT21H08M00S">
            <text:p>21:08:00</text:p>
          </table:table-cell>
          <table:table-cell table:style-name="ce19" table:formula="of:=([.E14] - [.D14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084125H52M00S">
            <text:p>21:52:00</text:p>
          </table:table-cell>
          <table:table-cell table:style-name="ce10" office:value-type="time" office:time-value="PT1084128H17M59.999999S">
            <text:p>00:18:00</text:p>
          </table:table-cell>
          <table:table-cell table:style-name="ce19" table:formula="of:=([.E15] - [.D15])*24" office:value-type="float" office:value="2.43333333305782">
            <text:p>2.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9-03">
            <text:p>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00M00S">
            <text:p>12:00:00</text:p>
          </table:table-cell>
          <table:table-cell table:style-name="ce9" office:value-type="time" office:time-value="PT14H00M00S">
            <text:p>14:00:00</text:p>
          </table:table-cell>
          <table:table-cell table:style-name="ce17" table:formula="of:=([.E16] - [.D16])*24" office:value-type="float" office:value="2">
            <text:p>2.00</text:p>
          </table:table-cell>
          <table:table-cell table:style-name="ce25" table:formula="of:=COUNTA([.E16])" office:value-type="float" office:value="1">
            <text:p>1</text:p>
          </table:table-cell>
          <table:table-cell table:style-name="ce30" table:formula="of:=SUM([.F16])" office:value-type="float" office:value="2">
            <text:p>2.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9-04">
            <text:p>4.09.2023</text:p>
          </table:table-cell>
          <table:table-cell table:style-name="ce8"/>
          <table:table-cell table:number-columns-repeated="2" table:style-name="ce9"/>
          <table:table-cell table:style-name="ce17" table:formula="of:=([.E17] - [.D17])*24" office:value-type="float" office:value="0">
            <text:p>0.00</text:p>
          </table:table-cell>
          <table:table-cell table:style-name="ce25" table:formula="of:=COUNTA([.E17])" office:value-type="float" office:value="0">
            <text:p>0</text:p>
          </table:table-cell>
          <table:table-cell table:style-name="ce30" table:formula="of:=SUM([.F17])" office:value-type="float" office:value="0">
            <text:p>0.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9-05">
            <text:p>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02M00S">
            <text:p>14:02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18] - [.D18])*24" office:value-type="float" office:value="2.91666666666666">
            <text:p>2.92</text:p>
          </table:table-cell>
          <table:table-cell table:style-name="ce25" table:formula="of:=COUNTA([.E18:.E20])" office:value-type="float" office:value="3" table:number-columns-spanned="1" table:number-rows-spanned="3">
            <text:p>3</text:p>
          </table:table-cell>
          <table:table-cell table:style-name="ce30" table:formula="of:=SUM([.F18:.F20])" office:value-type="float" office:value="3.75" table:number-columns-spanned="1" table:number-rows-spanned="3">
            <text:p>3.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00H24M00S">
            <text:p>00:24:00</text:p>
          </table:table-cell>
          <table:table-cell table:style-name="ce10" office:value-type="time" office:time-value="PT01H04M00S">
            <text:p>01:04:00</text:p>
          </table:table-cell>
          <table:table-cell table:style-name="ce19" table:formula="of:=([.E19] - [.D19])*24" office:value-type="float" office:value="0.666666666666667">
            <text:p>0.67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01H08M00S">
            <text:p>01:08:00</text:p>
          </table:table-cell>
          <table:table-cell table:style-name="ce10" office:value-type="time" office:time-value="PT01H18M00S">
            <text:p>01:18:00</text:p>
          </table:table-cell>
          <table:table-cell table:style-name="ce19" table:formula="of:=([.E20] - [.D20])*24" office:value-type="float" office:value="0.166666666666667">
            <text:p>0.17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9-06">
            <text:p>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5M00S">
            <text:p>13:45:00</text:p>
          </table:table-cell>
          <table:table-cell table:style-name="ce9" office:value-type="time" office:time-value="PT15H41M00S">
            <text:p>15:41:00</text:p>
          </table:table-cell>
          <table:table-cell table:style-name="ce17" table:formula="of:=([.E21] - [.D21])*24" office:value-type="float" office:value="1.93333333333333">
            <text:p>1.93</text:p>
          </table:table-cell>
          <table:table-cell table:style-name="ce25" table:formula="of:=COUNTA([.E21:.E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5.21666666666666" table:number-columns-spanned="1" table:number-rows-spanned="5">
            <text:p>5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5H42M00S">
            <text:p>15:42:00</text:p>
          </table:table-cell>
          <table:table-cell table:style-name="ce10" office:value-type="time" office:time-value="PT16H07M00S">
            <text:p>16:07:00</text:p>
          </table:table-cell>
          <table:table-cell table:style-name="ce19" table:formula="of:=([.E22] - [.D22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8H26M00S">
            <text:p>18:26:00</text:p>
          </table:table-cell>
          <table:table-cell table:style-name="ce10" office:value-type="time" office:time-value="PT18H51M00S">
            <text:p>18:51:00</text:p>
          </table:table-cell>
          <table:table-cell table:style-name="ce19" table:formula="of:=([.E23] - [.D23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8H52M00S">
            <text:p>18:52:00</text:p>
          </table:table-cell>
          <table:table-cell table:style-name="ce10" office:value-type="time" office:time-value="PT20H38M00S">
            <text:p>20:38:00</text:p>
          </table:table-cell>
          <table:table-cell table:style-name="ce19" table:formula="of:=([.E24] - [.D24])*24" office:value-type="float" office:value="1.76666666666667">
            <text:p>1.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21H37M00S">
            <text:p>21:37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25] - [.D25])*24" office:value-type="float" office:value="0.683333333333331">
            <text:p>0.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9-07">
            <text:p>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2M00S">
            <text:p>13:42:00</text:p>
          </table:table-cell>
          <table:table-cell table:style-name="ce9" office:value-type="time" office:time-value="PT14H31M00S">
            <text:p>14:31:00</text:p>
          </table:table-cell>
          <table:table-cell table:style-name="ce17" table:formula="of:=([.E26] - [.D26])*24" office:value-type="float" office:value="0.816666666666669">
            <text:p>0.82</text:p>
          </table:table-cell>
          <table:table-cell table:style-name="ce25" table:formula="of:=COUNTA([.E26:.E31])" office:value-type="float" office:value="6" table:number-columns-spanned="1" table:number-rows-spanned="6">
            <text:p>6</text:p>
          </table:table-cell>
          <table:table-cell table:style-name="ce30" table:formula="of:=SUM([.F26:.F31])" office:value-type="float" office:value="7.23333333322856" table:number-columns-spanned="1" table:number-rows-spanned="6">
            <text:p>7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4H32M00S">
            <text:p>14:32:00</text:p>
          </table:table-cell>
          <table:table-cell table:style-name="ce10" office:value-type="time" office:time-value="PT14H47M00S">
            <text:p>14:47:00</text:p>
          </table:table-cell>
          <table:table-cell table:style-name="ce19" table:formula="of:=([.E27] - [.D27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51M00S">
            <text:p>14:51:00</text:p>
          </table:table-cell>
          <table:table-cell table:style-name="ce11" office:value-type="time" office:time-value="PT15H26M00S">
            <text:p>15:26:00</text:p>
          </table:table-cell>
          <table:table-cell table:style-name="ce19" table:formula="of:=([.E28] - [.D28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5H30M00S">
            <text:p>15:30:00</text:p>
          </table:table-cell>
          <table:table-cell table:style-name="ce11" office:value-type="time" office:time-value="PT15H38M00S">
            <text:p>15:38:00</text:p>
          </table:table-cell>
          <table:table-cell table:style-name="ce19" table:formula="of:=([.E29] - [.D29])*24" office:value-type="float" office:value="0.133333333333333">
            <text:p>0.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28M00S">
            <text:p>19:28:00</text:p>
          </table:table-cell>
          <table:table-cell table:style-name="ce11" office:value-type="time" office:time-value="PT20H43M00S">
            <text:p>20:43:00</text:p>
          </table:table-cell>
          <table:table-cell table:style-name="ce19" table:formula="of:=([.E30] - [.D30])*24" office:value-type="float" office:value="1.25">
            <text:p>1.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244H43M00S">
            <text:p>20:43:00</text:p>
          </table:table-cell>
          <table:table-cell table:style-name="ce11" office:value-type="time" office:time-value="PT1084248H55M00S">
            <text:p>00:55:00</text:p>
          </table:table-cell>
          <table:table-cell table:style-name="ce19" table:formula="of:=([.E31] - [.D31])*24" office:value-type="float" office:value="4.19999999989523">
            <text:p>4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9-08">
            <text:p>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12M00S">
            <text:p>11:12:00</text:p>
          </table:table-cell>
          <table:table-cell table:style-name="ce9" office:value-type="time" office:time-value="PT11H58M00S">
            <text:p>11:58:00</text:p>
          </table:table-cell>
          <table:table-cell table:style-name="ce17" table:formula="of:=([.E32] - [.D32])*24" office:value-type="float" office:value="0.766666666666667">
            <text:p>0.77</text:p>
          </table:table-cell>
          <table:table-cell table:style-name="ce25" table:formula="of:=COUNTA([.E32:.E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7.3" table:number-columns-spanned="1" table:number-rows-spanned="4">
            <text:p>7.3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1H58M00S">
            <text:p>11:58:00</text:p>
          </table:table-cell>
          <table:table-cell table:style-name="ce11" office:value-type="time" office:time-value="PT15H33M00S">
            <text:p>15:33:00</text:p>
          </table:table-cell>
          <table:table-cell table:style-name="ce19" table:formula="of:=([.E33] - [.D33])*24" office:value-type="float" office:value="3.58333333333333">
            <text:p>3.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36M00S">
            <text:p>19:36:00</text:p>
          </table:table-cell>
          <table:table-cell table:style-name="ce11" office:value-type="time" office:time-value="PT21H44M00S">
            <text:p>21:44:00</text:p>
          </table:table-cell>
          <table:table-cell table:style-name="ce19" table:formula="of:=([.E34] - [.D34])*24" office:value-type="float" office:value="2.13333333333333">
            <text:p>2.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45M00S">
            <text:p>22:45:00</text:p>
          </table:table-cell>
          <table:table-cell table:style-name="ce11" office:value-type="time" office:time-value="PT23H34M00S">
            <text:p>23:34:00</text:p>
          </table:table-cell>
          <table:table-cell table:style-name="ce19" table:formula="of:=([.E35] - [.D3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9-09">
            <text:p>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3M00S">
            <text:p>18:03:00</text:p>
          </table:table-cell>
          <table:table-cell table:style-name="ce9" office:value-type="time" office:time-value="PT19H31M00S">
            <text:p>19:31:00</text:p>
          </table:table-cell>
          <table:table-cell table:style-name="ce17" table:formula="of:=([.E36] - [.D36])*24" office:value-type="float" office:value="1.46666666666667">
            <text:p>1.47</text:p>
          </table:table-cell>
          <table:table-cell table:style-name="ce25" table:formula="of:=COUNTA([.E36:.E37])" office:value-type="float" office:value="2" table:number-columns-spanned="1" table:number-rows-spanned="2">
            <text:p>2</text:p>
          </table:table-cell>
          <table:table-cell table:style-name="ce30" table:formula="of:=SUM([.F36:.F37])" office:value-type="float" office:value="3.96666666678308" table:number-columns-spanned="1" table:number-rows-spanned="2">
            <text:p>3.97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294H09M00S">
            <text:p>22:09:00</text:p>
          </table:table-cell>
          <table:table-cell table:style-name="ce11" office:value-type="time" office:time-value="PT1084296H39M00S">
            <text:p>00:39:00</text:p>
          </table:table-cell>
          <table:table-cell table:style-name="ce19" table:formula="of:=([.E37] - [.D37])*24" office:value-type="float" office:value="2.50000000011642">
            <text:p>2.5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9-10">
            <text:p>1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2M00S">
            <text:p>18:02:00</text:p>
          </table:table-cell>
          <table:table-cell table:style-name="ce9" office:value-type="time" office:time-value="PT18H24M00S">
            <text:p>18:24:00</text:p>
          </table:table-cell>
          <table:table-cell table:style-name="ce17" table:formula="of:=([.E38] - [.D38])*24" office:value-type="float" office:value="0.366666666666668">
            <text:p>0.37</text:p>
          </table:table-cell>
          <table:table-cell table:style-name="ce25" table:formula="of:=COUNTA([.E38:.E41])" office:value-type="float" office:value="4" table:number-columns-spanned="1" table:number-rows-spanned="4">
            <text:p>4</text:p>
          </table:table-cell>
          <table:table-cell table:style-name="ce30" table:formula="of:=SUM([.F38:.F41])" office:value-type="float" office:value="6.61666666677532" table:number-columns-spanned="1" table:number-rows-spanned="4">
            <text:p>6.6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24M00S">
            <text:p>18:24:00</text:p>
          </table:table-cell>
          <table:table-cell table:style-name="ce11" office:value-type="time" office:time-value="PT19H06M00S">
            <text:p>19:06:00</text:p>
          </table:table-cell>
          <table:table-cell table:style-name="ce19" table:formula="of:=([.E39] - [.D39])*24" office:value-type="float" office:value="0.699999999999998">
            <text:p>0.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08M00S">
            <text:p>19:08:00</text:p>
          </table:table-cell>
          <table:table-cell table:style-name="ce11" office:value-type="time" office:time-value="PT19H24M00S">
            <text:p>19:24:00</text:p>
          </table:table-cell>
          <table:table-cell table:style-name="ce19" table:formula="of:=([.E40] - [.D40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315H32M00S">
            <text:p>19:32:00</text:p>
          </table:table-cell>
          <table:table-cell table:style-name="ce11" office:value-type="time" office:time-value="PT1084320H49M00S">
            <text:p>00:49:00</text:p>
          </table:table-cell>
          <table:table-cell table:style-name="ce19" table:formula="of:=([.E41] - [.D41])*24" office:value-type="float" office:value="5.28333333344199">
            <text:p>5.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9-11">
            <text:p>1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6M00S">
            <text:p>19:06:00</text:p>
          </table:table-cell>
          <table:table-cell table:style-name="ce9" office:value-type="time" office:time-value="PT20H12M00S">
            <text:p>20:12:00</text:p>
          </table:table-cell>
          <table:table-cell table:style-name="ce17" table:formula="of:=([.E42] - [.D42])*24" office:value-type="float" office:value="1.1">
            <text:p>1.10</text:p>
          </table:table-cell>
          <table:table-cell table:style-name="ce25" table:formula="of:=COUNTA([.E42:.E46])" office:value-type="float" office:value="5" table:number-columns-spanned="1" table:number-rows-spanned="5">
            <text:p>5</text:p>
          </table:table-cell>
          <table:table-cell table:style-name="ce30" table:formula="of:=SUM([.F42:.F46])" office:value-type="float" office:value="2.83333333333334" table:number-columns-spanned="1" table:number-rows-spanned="5">
            <text:p>2.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13M00S">
            <text:p>20:13:00</text:p>
          </table:table-cell>
          <table:table-cell table:style-name="ce11" office:value-type="time" office:time-value="PT20H31M00S">
            <text:p>20:31:00</text:p>
          </table:table-cell>
          <table:table-cell table:style-name="ce19" table:formula="of:=([.E43] - [.D4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42M00S">
            <text:p>20:42:00</text:p>
          </table:table-cell>
          <table:table-cell table:style-name="ce11" office:value-type="time" office:time-value="PT20H49M00S">
            <text:p>20:49:00</text:p>
          </table:table-cell>
          <table:table-cell table:style-name="ce19" table:formula="of:=([.E44] - [.D4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51M00S">
            <text:p>20:51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45] - [.D45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4M00S">
            <text:p>21:54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46] - [.D46])*24" office:value-type="float" office:value="1.2">
            <text:p>1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9-12">
            <text:p>1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34M00S">
            <text:p>14:34:00</text:p>
          </table:table-cell>
          <table:table-cell table:style-name="ce9" office:value-type="time" office:time-value="PT15H25M00S">
            <text:p>15:25:00</text:p>
          </table:table-cell>
          <table:table-cell table:style-name="ce17" table:formula="of:=([.E47] - [.D47])*24" office:value-type="float" office:value="0.85">
            <text:p>0.85</text:p>
          </table:table-cell>
          <table:table-cell table:style-name="ce25" table:formula="of:=COUNTA([.E47:.E52])" office:value-type="float" office:value="6" table:number-columns-spanned="1" table:number-rows-spanned="6">
            <office:annotation draw:style-name="gr1" draw:text-style-name="P1" svg:width="2.899cm" svg:height="2.176cm" svg:x="12.282cm" svg:y="19.353cm" draw:caption-point-x="-0.654cm" draw:caption-point-y="1.432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0" table:formula="of:=SUM([.F47:.F52])" office:value-type="float" office:value="3.83333333333333" table:number-columns-spanned="1" table:number-rows-spanned="6">
            <text:p>3.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34M00S">
            <text:p>14:34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48] - [.D48])*24" office:value-type="float" office:value="0.85">
            <text:p>0.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14M00S">
            <text:p>18:14:00</text:p>
          </table:table-cell>
          <table:table-cell table:style-name="ce11" office:value-type="time" office:time-value="PT18H45M00S">
            <text:p>18:45:00</text:p>
          </table:table-cell>
          <table:table-cell table:style-name="ce19" table:formula="of:=([.E49] - [.D49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45M00S">
            <text:p>18:45:00</text:p>
          </table:table-cell>
          <table:table-cell table:style-name="ce11" office:value-type="time" office:time-value="PT18H57M00S">
            <text:p>18:57:00</text:p>
          </table:table-cell>
          <table:table-cell table:style-name="ce19" table:formula="of:=([.E50] - [.D50])*24" office:value-type="float" office:value="0.199999999999999">
            <text:p>0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51] - [.D51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34M00S">
            <text:p>22:34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52] - [.D52])*24" office:value-type="float" office:value="0.783333333333333">
            <text:p>0.7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9-13">
            <text:p>1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37M00S">
            <text:p>18:37:00</text:p>
          </table:table-cell>
          <table:table-cell table:style-name="ce9" office:value-type="time" office:time-value="PT19H23M00S">
            <text:p>19:23:00</text:p>
          </table:table-cell>
          <table:table-cell table:style-name="ce17" table:formula="of:=([.E53] - [.D53])*24" office:value-type="float" office:value="0.766666666666664">
            <text:p>0.77</text:p>
          </table:table-cell>
          <table:table-cell table:style-name="ce25" table:formula="of:=COUNTA([.E53:.E54])" office:value-type="float" office:value="2" table:number-columns-spanned="1" table:number-rows-spanned="2">
            <text:p>2</text:p>
          </table:table-cell>
          <table:table-cell table:style-name="ce30" table:formula="of:=SUM([.F53:.F54])" office:value-type="float" office:value="1.45" table:number-columns-spanned="1" table:number-rows-spanned="2">
            <text:p>1.4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54] - [.D54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9-14">
            <text:p>1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45M00S">
            <text:p>12:45:00</text:p>
          </table:table-cell>
          <table:table-cell table:style-name="ce9" office:value-type="time" office:time-value="PT13H31M00S">
            <text:p>13:31:00</text:p>
          </table:table-cell>
          <table:table-cell table:style-name="ce17" table:formula="of:=([.E55] - [.D55])*24" office:value-type="float" office:value="0.766666666666667">
            <text:p>0.77</text:p>
          </table:table-cell>
          <table:table-cell table:style-name="ce25" table:formula="of:=COUNTA([.E55:.E61])" office:value-type="float" office:value="7" table:number-columns-spanned="1" table:number-rows-spanned="7">
            <text:p>7</text:p>
          </table:table-cell>
          <table:table-cell table:style-name="ce30" table:formula="of:=SUM([.F55:.F61])" office:value-type="float" office:value="4.93333333333333" table:number-columns-spanned="1" table:number-rows-spanned="7">
            <text:p>4.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3H31M00S">
            <text:p>13:31:00</text:p>
          </table:table-cell>
          <table:table-cell table:style-name="ce11" office:value-type="time" office:time-value="PT14H33M00S">
            <text:p>14:33:00</text:p>
          </table:table-cell>
          <table:table-cell table:style-name="ce19" table:formula="of:=([.E56] - [.D56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31M00S">
            <text:p>18:31:00</text:p>
          </table:table-cell>
          <table:table-cell table:style-name="ce11" office:value-type="time" office:time-value="PT18H48M00S">
            <text:p>18:48:00</text:p>
          </table:table-cell>
          <table:table-cell table:style-name="ce19" table:formula="of:=([.E57] - [.D57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07M00S">
            <text:p>18:07:00</text:p>
          </table:table-cell>
          <table:table-cell table:style-name="ce11" office:value-type="time" office:time-value="PT18H29M00S">
            <text:p>18:29:00</text:p>
          </table:table-cell>
          <table:table-cell table:style-name="ce19" table:formula="of:=([.E58] - [.D58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29M00S">
            <text:p>18:29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9] - [.D59])*24" office:value-type="float" office:value="0.0166666666666666">
            <text:p>0.0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number-columns-repeated="2" table:style-name="ce11" office:value-type="time" office:time-value="PT18H49M00S">
            <text:p>18:49:00</text:p>
          </table:table-cell>
          <table:table-cell table:style-name="ce19" table:formula="of:=([.E60] - [.D60])*24" office:value-type="float" office:value="0">
            <text:p>0.0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51M00S">
            <text:p>18:51:00</text:p>
          </table:table-cell>
          <table:table-cell table:style-name="ce11" office:value-type="time" office:time-value="PT21H19M00S">
            <text:p>21:19:00</text:p>
          </table:table-cell>
          <table:table-cell table:style-name="ce19" table:formula="of:=([.E61] - [.D61])*24" office:value-type="float" office:value="2.46666666666667">
            <text:p>2.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9-15">
            <text:p>15.09.2023</text:p>
          </table:table-cell>
          <table:table-cell table:style-name="ce8" office:value-type="string">
            <text:p>command-api</text:p>
          </table:table-cell>
          <table:table-cell table:style-name="ce9" office:value-type="time" office:time-value="PT18H12M00S">
            <text:p>18:12:00</text:p>
          </table:table-cell>
          <table:table-cell table:style-name="ce9" office:value-type="time" office:time-value="PT18H19M00S">
            <text:p>18:19:00</text:p>
          </table:table-cell>
          <table:table-cell table:style-name="ce17" table:formula="of:=([.E62] - [.D62])*24" office:value-type="float" office:value="0.116666666666666">
            <text:p>0.12</text:p>
          </table:table-cell>
          <table:table-cell table:style-name="ce25" table:formula="of:=COUNTA([.E62:.E68])" office:value-type="float" office:value="7" table:number-columns-spanned="1" table:number-rows-spanned="8">
            <text:p>7</text:p>
          </table:table-cell>
          <table:table-cell table:style-name="ce30" table:formula="of:=SUM([.F62:.F69])" office:value-type="float" office:value="0.88333333333333" table:number-columns-spanned="1" table:number-rows-spanned="8">
            <text:p>0.8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19M00S">
            <text:p>18:19:00</text:p>
          </table:table-cell>
          <table:table-cell table:style-name="ce11" office:value-type="time" office:time-value="PT18H22M00S">
            <text:p>18:22:00</text:p>
          </table:table-cell>
          <table:table-cell table:style-name="ce19" table:formula="of:=([.E63] - [.D63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3M00S">
            <text:p>18:23:00</text:p>
          </table:table-cell>
          <table:table-cell table:style-name="ce11" office:value-type="time" office:time-value="PT18H26M00S">
            <text:p>18:26:00</text:p>
          </table:table-cell>
          <table:table-cell table:style-name="ce19" table:formula="of:=([.E64] - [.D64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18H44M00S">
            <text:p>18:44:00</text:p>
          </table:table-cell>
          <table:table-cell table:style-name="ce19" table:formula="of:=([.E65] - [.D65])*24" office:value-type="float" office:value="0.299999999999999">
            <text:p>0.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46M00S">
            <text:p>18:46:00</text:p>
          </table:table-cell>
          <table:table-cell table:style-name="ce11" office:value-type="time" office:time-value="PT18H51M00S">
            <text:p>18:51:00</text:p>
          </table:table-cell>
          <table:table-cell table:style-name="ce19" table:formula="of:=([.E66] - [.D66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2M00S">
            <text:p>18:52:00</text:p>
          </table:table-cell>
          <table:table-cell table:style-name="ce11" office:value-type="time" office:time-value="PT18H58M00S">
            <text:p>18:58:00</text:p>
          </table:table-cell>
          <table:table-cell table:style-name="ce19" table:formula="of:=([.E67] - [.D67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8M00S">
            <text:p>18:58:00</text:p>
          </table:table-cell>
          <table:table-cell table:style-name="ce11" office:value-type="time" office:time-value="PT19H00M00S">
            <text:p>19:00:00</text:p>
          </table:table-cell>
          <table:table-cell table:style-name="ce19" table:formula="of:=([.E68] - [.D68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9H01M00S">
            <text:p>19:01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69] - [.D69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date" office:date-value="2023-09-16">
            <text:p>16.09.2023</text:p>
          </table:table-cell>
          <table:table-cell table:style-name="ce8" office:value-type="string">
            <text:p>command-app</text:p>
          </table:table-cell>
          <table:table-cell table:style-name="ce9" office:value-type="time" office:time-value="PT14H18M00S">
            <text:p>14:18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70] - [.D70])*24" office:value-type="float" office:value="2.65">
            <text:p>2.65</text:p>
          </table:table-cell>
          <table:table-cell table:style-name="ce25" table:formula="of:=COUNTA([.E70:.E76])" office:value-type="float" office:value="7">
            <text:p>7</text:p>
          </table:table-cell>
          <table:table-cell table:style-name="ce30" table:formula="of:=SUM([.F70:.F76])" office:value-type="float" office:value="9.21666666666667">
            <text:p>9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date" office:date-value="2023-09-17">
            <text:p>1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11M00S">
            <text:p>18:11:00</text:p>
          </table:table-cell>
          <table:table-cell table:style-name="ce9" office:value-type="time" office:time-value="PT20H37M00S">
            <text:p>20:37:00</text:p>
          </table:table-cell>
          <table:table-cell table:style-name="ce17" table:formula="of:=([.E71] - [.D71])*24" office:value-type="float" office:value="2.43333333333334">
            <text:p>2.43</text:p>
          </table:table-cell>
          <table:table-cell table:style-name="ce25" table:formula="of:=COUNTA([.E71:.E73])" office:value-type="float" office:value="3" table:number-columns-spanned="1" table:number-rows-spanned="3">
            <text:p>3</text:p>
          </table:table-cell>
          <table:table-cell table:style-name="ce30" table:formula="of:=SUM([.F71:.F73])" office:value-type="float" office:value="4.31666666666667" table:number-columns-spanned="1" table:number-rows-spanned="3">
            <text:p>4.3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06M00S">
            <text:p>22:0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72] - [.D72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37M00S">
            <text:p>22:37:00</text:p>
          </table:table-cell>
          <table:table-cell table:style-name="ce11" office:value-type="time" office:time-value="PT23H59M00S">
            <text:p>23:59:00</text:p>
          </table:table-cell>
          <table:table-cell table:style-name="ce19" table:formula="of:=([.E73] - [.D73])*24" office:value-type="float" office:value="1.36666666666667">
            <text:p>1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date" office:date-value="2023-09-18">
            <text:p>1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09H19M00S">
            <text:p>09:19:00</text:p>
          </table:table-cell>
          <table:table-cell table:style-name="ce9" office:value-type="time" office:time-value="PT09H48M00S">
            <text:p>09:48:00</text:p>
          </table:table-cell>
          <table:table-cell table:style-name="ce17" table:formula="of:=([.E74] - [.D74])*24" office:value-type="float" office:value="0.483333333333333">
            <text:p>0.48</text:p>
          </table:table-cell>
          <table:table-cell table:style-name="ce25" table:formula="of:=COUNTA([.E74:.E79])" office:value-type="float" office:value="6" table:number-columns-spanned="1" table:number-rows-spanned="6">
            <text:p>6</text:p>
          </table:table-cell>
          <table:table-cell table:style-name="ce30" table:formula="of:=SUM([.F74:.F79])" office:value-type="float" office:value="8.69999999992239" table:number-columns-spanned="1" table:number-rows-spanned="6">
            <text:p>8.7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H43M00S">
            <text:p>10:43:00</text:p>
          </table:table-cell>
          <table:table-cell table:style-name="ce11" office:value-type="time" office:time-value="PT11H34M00S">
            <text:p>11:34:00</text:p>
          </table:table-cell>
          <table:table-cell table:style-name="ce19" table:formula="of:=([.E75] - [.D75])*24" office:value-type="float" office:value="0.849999999999998">
            <text:p>0.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33M00S">
            <text:p>14:33:00</text:p>
          </table:table-cell>
          <table:table-cell table:style-name="ce11" office:value-type="time" office:time-value="PT15H28M00S">
            <text:p>15:28:00</text:p>
          </table:table-cell>
          <table:table-cell table:style-name="ce19" table:formula="of:=([.E76] - [.D76])*24" office:value-type="float" office:value="0.916666666666666">
            <text:p>0.9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5H28M00S">
            <text:p>15:28:00</text:p>
          </table:table-cell>
          <table:table-cell table:style-name="ce11" office:value-type="time" office:time-value="PT15H59M00S">
            <text:p>15:59:00</text:p>
          </table:table-cell>
          <table:table-cell table:style-name="ce19" table:formula="of:=([.E77] - [.D77])*24" office:value-type="float" office:value="0.516666666666665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09M00S">
            <text:p>17:09:00</text:p>
          </table:table-cell>
          <table:table-cell table:style-name="ce11" office:value-type="time" office:time-value="PT20H45M00S">
            <text:p>20:45:00</text:p>
          </table:table-cell>
          <table:table-cell table:style-name="ce19" table:formula="of:=([.E78] - [.D78])*24" office:value-type="float" office:value="3.6">
            <text:p>3.6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11H04M00S">
            <text:p>23:04:00</text:p>
          </table:table-cell>
          <table:table-cell table:style-name="ce11" office:value-type="time" office:time-value="PT1084513H24M00S">
            <text:p>01:24:00</text:p>
          </table:table-cell>
          <table:table-cell table:style-name="ce19" table:formula="of:=([.E79] - [.D79])*24" office:value-type="float" office:value="2.33333333325572">
            <text:p>2.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date" office:date-value="2023-09-19">
            <text:p>19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0H39M00S">
            <text:p>10:39:00</text:p>
          </table:table-cell>
          <table:table-cell table:style-name="ce9" office:value-type="time" office:time-value="PT14H50M00S">
            <text:p>14:50:00</text:p>
          </table:table-cell>
          <table:table-cell table:style-name="ce17" table:formula="of:=([.E80] - [.D80])*24" office:value-type="float" office:value="4.18333333333333">
            <text:p>4.18</text:p>
          </table:table-cell>
          <table:table-cell table:style-name="ce25" table:formula="of:=COUNTA([.E80:.E85])" office:value-type="float" office:value="6" table:number-columns-spanned="1" table:number-rows-spanned="2">
            <text:p>6</text:p>
          </table:table-cell>
          <table:table-cell table:style-name="ce30" table:formula="of:=SUM([.F80:.F85])" office:value-type="float" office:value="11.0999999998681" table:number-columns-spanned="1" table:number-rows-spanned="2">
            <text:p>11.1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32H20M00S">
            <text:p>20:20:00</text:p>
          </table:table-cell>
          <table:table-cell table:style-name="ce11" office:value-type="time" office:time-value="PT1084536H09M00S">
            <text:p>00:09:00</text:p>
          </table:table-cell>
          <table:table-cell table:style-name="ce19" table:formula="of:=([.E81] - [.D81])*24" office:value-type="float" office:value="3.81666666653473">
            <text:p>3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date" office:date-value="2023-09-20">
            <text:p>20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2H55M00S">
            <text:p>12:55:00</text:p>
          </table:table-cell>
          <table:table-cell table:style-name="ce9" office:value-type="time" office:time-value="PT14H45M00S">
            <text:p>14:45:00</text:p>
          </table:table-cell>
          <table:table-cell table:style-name="ce17" table:formula="of:=([.E82] - [.D82])*24" office:value-type="float" office:value="1.83333333333333">
            <text:p>1.83</text:p>
          </table:table-cell>
          <table:table-cell table:style-name="ce25" table:formula="of:=COUNTA([.E82:.E90])" office:value-type="float" office:value="9" table:number-columns-spanned="1" table:number-rows-spanned="9">
            <text:p>9</text:p>
          </table:table-cell>
          <table:table-cell table:style-name="ce30" table:formula="of:=SUM([.F82:.F90])" office:value-type="float" office:value="8.28333333333333" table:number-columns-spanned="1" table:number-rows-spanned="9">
            <text:p>8.2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4H45M00S">
            <text:p>14:45:00</text:p>
          </table:table-cell>
          <table:table-cell table:style-name="ce11" office:value-type="time" office:time-value="PT15H17M00S">
            <text:p>15:17:00</text:p>
          </table:table-cell>
          <table:table-cell table:style-name="ce19" table:formula="of:=([.E83] - [.D83])*24" office:value-type="float" office:value="0.533333333333331">
            <text:p>0.5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5H17M00S">
            <text:p>15:17:00</text:p>
          </table:table-cell>
          <table:table-cell table:style-name="ce11" office:value-type="time" office:time-value="PT15H23M00S">
            <text:p>15:23:00</text:p>
          </table:table-cell>
          <table:table-cell table:style-name="ce19" table:formula="of:=([.E84] - [.D84])*24" office:value-type="float" office:value="0.100000000000002">
            <text:p>0.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5H23M00S">
            <text:p>15:23:00</text:p>
          </table:table-cell>
          <table:table-cell table:style-name="ce11" office:value-type="time" office:time-value="PT16H01M00S">
            <text:p>16:01:00</text:p>
          </table:table-cell>
          <table:table-cell table:style-name="ce19" table:formula="of:=([.E85] - [.D85])*24" office:value-type="float" office:value="0.633333333333331">
            <text:p>0.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6H03M00S">
            <text:p>16:03:00</text:p>
          </table:table-cell>
          <table:table-cell table:style-name="ce11" office:value-type="time" office:time-value="PT16H34M00S">
            <text:p>16:34:00</text:p>
          </table:table-cell>
          <table:table-cell table:style-name="ce19" table:formula="of:=([.E86] - [.D86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6H35M00S">
            <text:p>16:35:00</text:p>
          </table:table-cell>
          <table:table-cell table:style-name="ce11" office:value-type="time" office:time-value="PT17H37M00S">
            <text:p>17:37:00</text:p>
          </table:table-cell>
          <table:table-cell table:style-name="ce19" table:formula="of:=([.E87] - [.D87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7H49M00S">
            <text:p>17:49:00</text:p>
          </table:table-cell>
          <table:table-cell table:style-name="ce11" office:value-type="time" office:time-value="PT18H17M00S">
            <text:p>18:17:00</text:p>
          </table:table-cell>
          <table:table-cell table:style-name="ce19" table:formula="of:=([.E88] - [.D88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8H17M00S">
            <text:p>18:17:00</text:p>
          </table:table-cell>
          <table:table-cell table:style-name="ce11" office:value-type="time" office:time-value="PT18H42M00S">
            <text:p>18:42:00</text:p>
          </table:table-cell>
          <table:table-cell table:style-name="ce19" table:formula="of:=([.E89] - [.D89])*24" office:value-type="float" office:value="0.416666666666668">
            <text:p>0.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20H36M00S">
            <text:p>20:36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90] - [.D90])*24" office:value-type="float" office:value="2.75">
            <text:p>2.7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date" office:date-value="2023-09-21">
            <text:p>21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3H06M00S">
            <text:p>13:06:00</text:p>
          </table:table-cell>
          <table:table-cell table:style-name="ce9" office:value-type="time" office:time-value="PT15H20M00S">
            <text:p>15:20:00</text:p>
          </table:table-cell>
          <table:table-cell table:style-name="ce17" table:formula="of:=([.E91] - [.D91])*24" office:value-type="float" office:value="2.23333333333333">
            <text:p>2.23</text:p>
          </table:table-cell>
          <table:table-cell table:style-name="ce25" table:formula="of:=COUNTA([.E91:.E94])" office:value-type="float" office:value="4" table:number-columns-spanned="1" table:number-rows-spanned="4">
            <text:p>4</text:p>
          </table:table-cell>
          <table:table-cell table:style-name="ce30" table:formula="of:=SUM([.F91:.F94])" office:value-type="float" office:value="8.21666666663562" table:number-columns-spanned="1" table:number-rows-spanned="4">
            <text:p>8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8H15M00S">
            <text:p>18:15:00</text:p>
          </table:table-cell>
          <table:table-cell table:style-name="ce11" office:value-type="time" office:time-value="PT19H11M00S">
            <text:p>19:11:00</text:p>
          </table:table-cell>
          <table:table-cell table:style-name="ce19" table:formula="of:=([.E92] - [.D92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9H11M00S">
            <text:p>19:11:00</text:p>
          </table:table-cell>
          <table:table-cell table:style-name="ce11" office:value-type="time" office:time-value="PT19H51M00S">
            <text:p>19:51:00</text:p>
          </table:table-cell>
          <table:table-cell table:style-name="ce19" table:formula="of:=([.E93] - [.D93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79H52M00S">
            <text:p>19:52:00</text:p>
          </table:table-cell>
          <table:table-cell table:style-name="ce11" office:value-type="time" office:time-value="PT1084584H15M00S">
            <text:p>00:15:00</text:p>
          </table:table-cell>
          <table:table-cell table:style-name="ce19" table:formula="of:=([.E94] - [.D94])*24" office:value-type="float" office:value="4.38333333330229">
            <text:p>4.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date" office:date-value="2023-09-22">
            <text:p>2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25M00S">
            <text:p>11:25:00</text:p>
          </table:table-cell>
          <table:table-cell table:style-name="ce9" office:value-type="time" office:time-value="PT12H17M00S">
            <text:p>12:17:00</text:p>
          </table:table-cell>
          <table:table-cell table:style-name="ce17" table:formula="of:=([.E95] - [.D95])*24" office:value-type="float" office:value="0.866666666666666">
            <text:p>0.87</text:p>
          </table:table-cell>
          <table:table-cell table:style-name="ce25" table:formula="of:=COUNTA([.E95:.E99])" office:value-type="float" office:value="5" table:number-columns-spanned="1" table:number-rows-spanned="5">
            <text:p>5</text:p>
          </table:table-cell>
          <table:table-cell table:style-name="ce30" table:formula="of:=SUM([.F95:.F99])" office:value-type="float" office:value="7.23333333336438" table:number-columns-spanned="1" table:number-rows-spanned="5">
            <text:p>7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7H38M00S">
            <text:p>17:38:00</text:p>
          </table:table-cell>
          <table:table-cell table:style-name="ce11" office:value-type="time" office:time-value="PT17H58M00S">
            <text:p>17:58:00</text:p>
          </table:table-cell>
          <table:table-cell table:style-name="ce19" table:formula="of:=([.E96] - [.D96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49M00S">
            <text:p>18:49:00</text:p>
          </table:table-cell>
          <table:table-cell table:style-name="ce11" office:value-type="time" office:time-value="PT19H47M00S">
            <text:p>19:47:00</text:p>
          </table:table-cell>
          <table:table-cell table:style-name="ce19" table:formula="of:=([.E97] - [.D97])*24" office:value-type="float" office:value="0.966666666666666">
            <text:p>0.9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19H52M00S">
            <text:p>19:52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98] - [.D98])*24" office:value-type="float" office:value="2.7">
            <text:p>2.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608H15M00S">
            <text:p>00:15:00</text:p>
          </table:table-cell>
          <table:table-cell table:style-name="ce11" office:value-type="time" office:time-value="PT1084610H37M00S">
            <text:p>02:37:00</text:p>
          </table:table-cell>
          <table:table-cell table:style-name="ce19" table:formula="of:=([.E99] - [.D99])*24" office:value-type="float" office:value="2.36666666669771">
            <text:p>2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date" office:date-value="2023-09-23">
            <text:p>23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7H27M00S">
            <text:p>17:27:00</text:p>
          </table:table-cell>
          <table:table-cell table:style-name="ce17" table:formula="of:=([.E100] - [.D100])*24" office:value-type="float" office:value="2.05">
            <text:p>2.05</text:p>
          </table:table-cell>
          <table:table-cell table:style-name="ce25" table:formula="of:=COUNTA([.E100:.E104])" office:value-type="float" office:value="5" table:number-columns-spanned="1" table:number-rows-spanned="5">
            <text:p>5</text:p>
          </table:table-cell>
          <table:table-cell table:style-name="ce30" table:formula="of:=SUM([.F100:.F104])" office:value-type="float" office:value="7.11666666694218" table:number-columns-spanned="1" table:number-rows-spanned="5">
            <text:p>7.1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31M00S">
            <text:p>17:31:00</text:p>
          </table:table-cell>
          <table:table-cell table:style-name="ce11" office:value-type="time" office:time-value="PT17H41M00S">
            <text:p>17:41:00</text:p>
          </table:table-cell>
          <table:table-cell table:style-name="ce19" table:formula="of:=([.E101] - [.D10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44M00S">
            <text:p>17:44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102] - [.D102])*24" office:value-type="float" office:value="1.43333333333333">
            <text:p>1.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21H40M00S">
            <text:p>21:40:00</text:p>
          </table:table-cell>
          <table:table-cell table:style-name="ce11" office:value-type="time" office:time-value="PT22H19M00S">
            <text:p>22:19:00</text:p>
          </table:table-cell>
          <table:table-cell table:style-name="ce19" table:formula="of:=([.E103] - [.D103])*24" office:value-type="float" office:value="0.649999999999998">
            <text:p>0.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630H19M59.999999S">
            <text:p>22:20:00</text:p>
          </table:table-cell>
          <table:table-cell table:style-name="ce11" office:value-type="time" office:time-value="PT1084633H09M00S">
            <text:p>01:09:00</text:p>
          </table:table-cell>
          <table:table-cell table:style-name="ce19" table:formula="of:=([.E104] - [.D104])*24" office:value-type="float" office:value="2.81666666694218">
            <text:p>2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date" office:date-value="2023-09-24">
            <text:p>2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50M00S">
            <text:p>14:50:00</text:p>
          </table:table-cell>
          <table:table-cell table:style-name="ce9" office:value-type="time" office:time-value="PT16H11M00S">
            <text:p>16:11:00</text:p>
          </table:table-cell>
          <table:table-cell table:style-name="ce17" table:formula="of:=([.E105] - [.D105])*24" office:value-type="float" office:value="1.35">
            <text:p>1.35</text:p>
          </table:table-cell>
          <table:table-cell table:style-name="ce25" table:formula="of:=COUNTA([.E105:.E106])" office:value-type="float" office:value="2" table:number-columns-spanned="1" table:number-rows-spanned="2">
            <text:p>2</text:p>
          </table:table-cell>
          <table:table-cell table:style-name="ce30" table:formula="of:=SUM([.F105:.F106])" office:value-type="float" office:value="5.73333333333333" table:number-columns-spanned="1" table:number-rows-spanned="2">
            <text:p>5.7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05M00S">
            <text:p>19:05:00</text:p>
          </table:table-cell>
          <table:table-cell table:style-name="ce11" office:value-type="time" office:time-value="PT23H28M00S">
            <text:p>23:28:00</text:p>
          </table:table-cell>
          <table:table-cell table:style-name="ce19" table:formula="of:=([.E106] - [.D106])*24" office:value-type="float" office:value="4.38333333333334">
            <text:p>4.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date" office:date-value="2023-09-25">
            <text:p>2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1M00S">
            <text:p>19:01:00</text:p>
          </table:table-cell>
          <table:table-cell table:style-name="ce9" office:value-type="time" office:time-value="PT20H29M00S">
            <text:p>20:29:00</text:p>
          </table:table-cell>
          <table:table-cell table:style-name="ce17" table:formula="of:=([.E107] - [.D107])*24" office:value-type="float" office:value="1.46666666666667">
            <text:p>1.47</text:p>
          </table:table-cell>
          <table:table-cell table:style-name="ce25" table:formula="of:=COUNTA([.E107:.E108])" office:value-type="float" office:value="2" table:number-columns-spanned="1" table:number-rows-spanned="2">
            <text:p>2</text:p>
          </table:table-cell>
          <table:table-cell table:style-name="ce30" table:formula="of:=SUM([.F107:.F108])" office:value-type="float" office:value="4.23333333333334" table:number-columns-spanned="1" table:number-rows-spanned="2">
            <text:p>4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09M00S">
            <text:p>21:09:00</text:p>
          </table:table-cell>
          <table:table-cell table:style-name="ce11" office:value-type="time" office:time-value="PT23H55M00S">
            <text:p>23:55:00</text:p>
          </table:table-cell>
          <table:table-cell table:style-name="ce19" table:formula="of:=([.E108] - [.D108])*24" office:value-type="float" office:value="2.76666666666667">
            <text:p>2.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date" office:date-value="2023-09-26">
            <text:p>2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37M00S">
            <text:p>11:37:00</text:p>
          </table:table-cell>
          <table:table-cell table:style-name="ce9" office:value-type="time" office:time-value="PT11H43M00S">
            <text:p>11:43:00</text:p>
          </table:table-cell>
          <table:table-cell table:style-name="ce17" table:formula="of:=([.E109] - [.D109])*24" office:value-type="float" office:value="0.0999999999999996">
            <text:p>0.10</text:p>
          </table:table-cell>
          <table:table-cell table:style-name="ce25" table:formula="of:=COUNTA([.E109:.E113])" office:value-type="float" office:value="5" table:number-columns-spanned="1" table:number-rows-spanned="5">
            <text:p>5</text:p>
          </table:table-cell>
          <table:table-cell table:style-name="ce30" table:formula="of:=SUM([.F109:.F113])" office:value-type="float" office:value="6.7" table:number-columns-spanned="1" table:number-rows-spanned="5">
            <text:p>6.70</text:p>
          </table:table-cell>
          <table:table-cell table:style-name="ce55" office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1H43M00S">
            <text:p>11:43:00</text:p>
          </table:table-cell>
          <table:table-cell table:style-name="ce11" office:value-type="time" office:time-value="PT12H05M00S">
            <text:p>12:05:00</text:p>
          </table:table-cell>
          <table:table-cell table:style-name="ce19" table:formula="of:=([.E110] - [.D110])*24" office:value-type="float" office:value="0.366666666666667">
            <text:p>0.37</text:p>
          </table:table-cell>
          <table:covered-table-cell table:style-name="ce26"/>
          <table:covered-table-cell table:style-name="ce18"/>
          <table:table-cell table:style-name="ce55" office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3H30M00S">
            <text:p>13:30:00</text:p>
          </table:table-cell>
          <table:table-cell table:style-name="ce11" office:value-type="time" office:time-value="PT14H10M00S">
            <text:p>14:10:00</text:p>
          </table:table-cell>
          <table:table-cell table:style-name="ce19" table:formula="of:=([.E111] - [.D111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55" office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04M00S">
            <text:p>17:04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112] - [.D112])*24" office:value-type="float" office:value="3.9">
            <text:p>3.90</text:p>
          </table:table-cell>
          <table:covered-table-cell table:style-name="ce26"/>
          <table:covered-table-cell table:style-name="ce18"/>
          <table:table-cell table:style-name="ce56" office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5M00S">
            <text:p>21:55:00</text:p>
          </table:table-cell>
          <table:table-cell table:style-name="ce11" office:value-type="time" office:time-value="PT23H35M00S">
            <text:p>23:35:00</text:p>
          </table:table-cell>
          <table:table-cell table:style-name="ce19" table:formula="of:=([.E113] - [.D113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7" office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date" office:date-value="2023-09-27">
            <text:p>2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20M00S">
            <text:p>18:20:00</text:p>
          </table:table-cell>
          <table:table-cell table:style-name="ce9" office:value-type="time" office:time-value="PT18H26M00S">
            <text:p>18:26:00</text:p>
          </table:table-cell>
          <table:table-cell table:style-name="ce17" table:formula="of:=([.E114] - [.D114])*24" office:value-type="float" office:value="0.100000000000002">
            <text:p>0.10</text:p>
          </table:table-cell>
          <table:table-cell table:style-name="ce25" table:formula="of:=COUNTA([.E114:.E118])" office:value-type="float" office:value="5" table:number-columns-spanned="1" table:number-rows-spanned="2">
            <text:p>5</text:p>
          </table:table-cell>
          <table:table-cell table:style-name="ce30" table:formula="of:=SUM([.F114:.F118])" office:value-type="float" office:value="9.74999999991075" table:number-columns-spanned="1" table:number-rows-spanned="2">
            <text:p>9.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115] - [.D115])*24" office:value-type="float" office:value="4.66666666666667">
            <text:p>4.67</text:p>
          </table:table-cell>
          <table:covered-table-cell table:style-name="ce26"/>
          <table:covered-table-cell table:style-name="ce18"/>
          <table:table-cell table:style-name="ce58" office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date" office:date-value="2023-09-28">
            <text:p>2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35M00S">
            <text:p>15:35:00</text:p>
          </table:table-cell>
          <table:table-cell table:style-name="ce9" office:value-type="time" office:time-value="PT18H04M00S">
            <text:p>18:04:00</text:p>
          </table:table-cell>
          <table:table-cell table:style-name="ce17" table:formula="of:=([.E116] - [.D116])*24" office:value-type="float" office:value="2.48333333333333">
            <text:p>2.48</text:p>
          </table:table-cell>
          <table:table-cell table:style-name="ce25" table:formula="of:=COUNTA([.E116:.E120])" office:value-type="float" office:value="5" table:number-columns-spanned="1" table:number-rows-spanned="3">
            <text:p>5</text:p>
          </table:table-cell>
          <table:table-cell table:style-name="ce30" table:formula="of:=SUM([.F116:.F120])" office:value-type="float" office:value="6.78333333324408" table:number-columns-spanned="1" table:number-rows-spanned="3">
            <text:p>6.78</text:p>
          </table:table-cell>
          <table:table-cell table:style-name="ce58" office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01M00S">
            <text:p>22:01:00</text:p>
          </table:table-cell>
          <table:table-cell table:style-name="ce11" office:value-type="time" office:time-value="PT22H08M00S">
            <text:p>22:08:00</text:p>
          </table:table-cell>
          <table:table-cell table:style-name="ce19" table:formula="of:=([.E117] - [.D117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8" office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750H08M00S">
            <text:p>22:08:00</text:p>
          </table:table-cell>
          <table:table-cell table:style-name="ce11" office:value-type="time" office:time-value="PT1084752H31M00S">
            <text:p>00:31:00</text:p>
          </table:table-cell>
          <table:table-cell table:style-name="ce19" table:formula="of:=([.E118] - [.D118])*24" office:value-type="float" office:value="2.38333333324408">
            <text:p>2.38</text:p>
          </table:table-cell>
          <table:covered-table-cell table:style-name="ce26"/>
          <table:covered-table-cell table:style-name="ce18"/>
          <table:table-cell table:style-name="ce58" office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date" office:date-value="2023-09-29">
            <text:p>2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6H52M00S">
            <text:p>16:52:00</text:p>
          </table:table-cell>
          <table:table-cell table:style-name="ce9" office:value-type="time" office:time-value="PT18H10M00S">
            <text:p>18:10:00</text:p>
          </table:table-cell>
          <table:table-cell table:style-name="ce17" table:formula="of:=([.E119] - [.D119])*24" office:value-type="float" office:value="1.3">
            <text:p>1.30</text:p>
          </table:table-cell>
          <table:table-cell table:style-name="ce25" table:formula="of:=COUNTA([.E119:.E123])" office:value-type="float" office:value="5" table:number-columns-spanned="1" table:number-rows-spanned="3">
            <text:p>5</text:p>
          </table:table-cell>
          <table:table-cell table:style-name="ce30" table:formula="of:=SUM([.F119:.F123])" office:value-type="float" office:value="5.03333333320528" table:number-columns-spanned="1" table:number-rows-spanned="3">
            <text:p>5.03</text:p>
          </table:table-cell>
          <table:table-cell table:style-name="ce58" office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8H12M00S">
            <text:p>18:12:00</text:p>
          </table:table-cell>
          <table:table-cell table:style-name="ce50" office:value-type="time" office:time-value="PT18H42M00S">
            <text:p>18:42:00</text:p>
          </table:table-cell>
          <table:table-cell table:style-name="ce19" table:formula="of:=([.E120] - [.D120])*24" office:value-type="float" office:value="0.500000000000001">
            <text:p>0.50</text:p>
          </table:table-cell>
          <table:covered-table-cell table:style-name="ce26"/>
          <table:covered-table-cell table:style-name="ce18"/>
          <table:table-cell table:style-name="ce58" office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084775H46M00S">
            <text:p>23:46:00</text:p>
          </table:table-cell>
          <table:table-cell table:style-name="ce50" office:value-type="time" office:time-value="PT1084777H04M00S">
            <text:p>01:04:00</text:p>
          </table:table-cell>
          <table:table-cell table:style-name="ce19" table:formula="of:=([.E121] - [.D121])*24" office:value-type="float" office:value="1.29999999987194">
            <text:p>1.30</text:p>
          </table:table-cell>
          <table:covered-table-cell table:style-name="ce26"/>
          <table:covered-table-cell table:style-name="ce18"/>
          <table:table-cell table:style-name="ce58" office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date" office:date-value="2023-09-30">
            <text:p>3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6H31M00S">
            <text:p>16:31:00</text:p>
          </table:table-cell>
          <table:table-cell table:style-name="ce17" table:formula="of:=([.E122] - [.D122])*24" office:value-type="float" office:value="1.11666666666667">
            <text:p>1.12</text:p>
          </table:table-cell>
          <table:table-cell table:style-name="ce25" table:formula="of:=COUNTA([.E122:.E126])" office:value-type="float" office:value="3" table:number-columns-spanned="1" table:number-rows-spanned="3">
            <text:p>3</text:p>
          </table:table-cell>
          <table:table-cell table:style-name="ce30" table:formula="of:=SUM([.F122:.F126])" office:value-type="float" office:value="4.8" table:number-columns-spanned="1" table:number-rows-spanned="3">
            <text:p>4.80</text:p>
          </table:table-cell>
          <table:table-cell table:style-name="ce58" office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7H13M00S">
            <text:p>17:13:00</text:p>
          </table:table-cell>
          <table:table-cell table:style-name="ce50" office:value-type="time" office:time-value="PT18H02M00S">
            <text:p>18:02:00</text:p>
          </table:table-cell>
          <table:table-cell table:style-name="ce19" table:formula="of:=([.E123] - [.D123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8" office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20H51M00S">
            <text:p>20:51:00</text:p>
          </table:table-cell>
          <table:table-cell table:style-name="ce50" office:value-type="time" office:time-value="PT23H43M00S">
            <text:p>23:43:00</text:p>
          </table:table-cell>
          <table:table-cell table:style-name="ce19" table:formula="of:=([.E124] - [.D124])*24" office:value-type="float" office:value="2.86666666666667">
            <text:p>2.87</text:p>
          </table:table-cell>
          <table:covered-table-cell table:style-name="ce26"/>
          <table:covered-table-cell table:style-name="ce18"/>
          <table:table-cell table:style-name="ce58" office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70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7" table:default-cell-style-name="ce80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45" office:value-type="string">
            <text:p>Nr</text:p>
          </table:table-cell>
          <table:table-cell table:style-name="ce45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63" office:value-type="string" table:number-columns-spanned="1" table:number-rows-spanned="4">
            <text:p>Start</text:p>
          </table:table-cell>
          <table:table-cell table:style-name="ce63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52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6" table:number-columns-spanned="1" table:number-rows-spanned="3">
            <text:p>16</text:p>
          </table:table-cell>
          <table:table-cell table:style-name="ce47" office:value-type="string" table:number-columns-spanned="1" table:number-rows-spanned="3">
            <text:p>10.2023</text:p>
          </table:table-cell>
          <table:covered-table-cell table:style-name="ce45"/>
          <table:covered-table-cell table:number-columns-repeated="2" table:style-name="ce64"/>
          <table:covered-table-cell table:style-name="ce51"/>
          <table:table-cell table:style-name="ce22" table:formula="of:=SUM([.G5:.G201])" office:value-type="float" office:value="48">
            <text:p>48</text:p>
          </table:table-cell>
          <table:table-cell table:style-name="ce24" table:formula="of:=SUM([.H5:.H201])" office:value-type="float" office:value="52.8000000001863">
            <text:p>52.80</text:p>
          </table:table-cell>
          <table:covered-table-cell table:style-name="ce76"/>
          <table:table-cell table:style-name="Default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style-name="ce45"/>
          <table:covered-table-cell table:number-columns-repeated="2" table:style-name="ce64"/>
          <table:covered-table-cell table:style-name="ce51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style-name="ce45"/>
          <table:covered-table-cell table:number-columns-repeated="2" table:style-name="ce64"/>
          <table:covered-table-cell table:style-name="ce51"/>
          <table:table-cell table:style-name="ce24" table:formula="of:=[.G2]/[.A2]" office:value-type="float" office:value="3">
            <text:p>3.00</text:p>
          </table:table-cell>
          <table:table-cell table:style-name="ce24" table:formula="of:=[.H2]/[.A2]" office:value-type="float" office:value="3.30000000001164">
            <text:p>3.30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10-01">
            <text:p>1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8H35M00S">
            <text:p>18:35</text:p>
          </table:table-cell>
          <table:table-cell table:style-name="ce65" office:value-type="time" office:time-value="PT19H33M00S">
            <text:p>19:33</text:p>
          </table:table-cell>
          <table:table-cell table:style-name="ce17" table:formula="of:=([.E5] - [.D5])*24" office:value-type="float" office:value="0.966666666666666">
            <text:p>0.9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4.11666666673652" table:number-columns-spanned="1" table:number-rows-spanned="7">
            <text:p>4.12</text:p>
          </table:table-cell>
          <table:table-cell table:style-name="ce78" office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19H33M00S">
            <text:p>19:33</text:p>
          </table:table-cell>
          <table:table-cell table:style-name="ce66" office:value-type="time" office:time-value="PT19H59M00S">
            <text:p>19:59</text:p>
          </table:table-cell>
          <table:table-cell table:style-name="ce19" table:formula="of:=([.E6] - [.D6])*24" office:value-type="float" office:value="0.433333333333332">
            <text:p>0.43</text:p>
          </table:table-cell>
          <table:covered-table-cell table:style-name="ce26"/>
          <table:covered-table-cell table:style-name="ce18"/>
          <table:table-cell table:style-name="ce58" office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19H59M00S">
            <text:p>19:59</text:p>
          </table:table-cell>
          <table:table-cell table:style-name="ce66" office:value-type="time" office:time-value="PT20H16M00S">
            <text:p>20:16</text:p>
          </table:table-cell>
          <table:table-cell table:style-name="ce19" table:formula="of:=([.E7] - [.D7])*24" office:value-type="float" office:value="0.283333333333335">
            <text:p>0.28</text:p>
          </table:table-cell>
          <table:covered-table-cell table:style-name="ce26"/>
          <table:covered-table-cell table:style-name="ce18"/>
          <table:table-cell table:style-name="ce58" office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20H16M00S">
            <text:p>20:16</text:p>
          </table:table-cell>
          <table:table-cell table:style-name="ce66" office:value-type="time" office:time-value="PT20H27M00S">
            <text:p>20:27</text:p>
          </table:table-cell>
          <table:table-cell table:style-name="ce19" table:formula="of:=([.E8] - [.D8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style-name="ce58" office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20H42M00S">
            <text:p>20:42</text:p>
          </table:table-cell>
          <table:table-cell table:style-name="ce66" office:value-type="time" office:time-value="PT20H56M00S">
            <text:p>20:56</text:p>
          </table:table-cell>
          <table:table-cell table:style-name="ce19" table:formula="of:=([.E9] - [.D9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style-name="ce58" office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20H56M00S">
            <text:p>20:56</text:p>
          </table:table-cell>
          <table:table-cell table:style-name="ce66" office:value-type="time" office:time-value="PT21H45M00S">
            <text:p>21:45</text:p>
          </table:table-cell>
          <table:table-cell table:style-name="ce19" table:formula="of:=([.E10] - [.D10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8" office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1084823H18M00S">
            <text:p>23:18</text:p>
          </table:table-cell>
          <table:table-cell table:style-name="ce66" office:value-type="time" office:time-value="PT1084824H30M00S">
            <text:p>00:30</text:p>
          </table:table-cell>
          <table:table-cell table:style-name="ce19" table:formula="of:=([.E11] - [.D11])*24" office:value-type="float" office:value="1.20000000006985">
            <text:p>1.20</text:p>
          </table:table-cell>
          <table:covered-table-cell table:style-name="ce26"/>
          <table:covered-table-cell table:style-name="ce18"/>
          <table:table-cell table:style-name="ce58" office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10-02">
            <text:p>2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3H19M00S">
            <text:p>13:19</text:p>
          </table:table-cell>
          <table:table-cell table:style-name="ce65" office:value-type="time" office:time-value="PT14H51M00S">
            <text:p>14:51</text:p>
          </table:table-cell>
          <table:table-cell table:style-name="ce17" table:formula="of:=([.E12] - [.D12])*24" office:value-type="float" office:value="1.53333333333334">
            <text:p>1.53</text:p>
          </table:table-cell>
          <table:table-cell table:style-name="ce25" table:formula="of:=COUNTA([.E12:.E16])" office:value-type="float" office:value="5" table:number-columns-spanned="1" table:number-rows-spanned="5">
            <text:p>5</text:p>
          </table:table-cell>
          <table:table-cell table:style-name="ce30" table:formula="of:=SUM([.F12:.F16])" office:value-type="float" office:value="3.81666666666667" table:number-columns-spanned="1" table:number-rows-spanned="5">
            <text:p>3.82</text:p>
          </table:table-cell>
          <table:table-cell table:style-name="ce58" office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16H28M00S">
            <text:p>16:28</text:p>
          </table:table-cell>
          <table:table-cell table:style-name="ce66" office:value-type="time" office:time-value="PT16H38M00S">
            <text:p>16:38</text:p>
          </table:table-cell>
          <table:table-cell table:style-name="ce19" table:formula="of:=([.E13] - [.D13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8" office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17H15M00S">
            <text:p>17:15</text:p>
          </table:table-cell>
          <table:table-cell table:style-name="ce66" office:value-type="time" office:time-value="PT17H50M00S">
            <text:p>17:50</text:p>
          </table:table-cell>
          <table:table-cell table:style-name="ce19" table:formula="of:=([.E14] - [.D14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8" office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20H28M00S">
            <text:p>20:28</text:p>
          </table:table-cell>
          <table:table-cell table:style-name="ce66" office:value-type="time" office:time-value="PT20H47M00S">
            <text:p>20:47</text:p>
          </table:table-cell>
          <table:table-cell table:style-name="ce19" table:formula="of:=([.E15] - [.D15])*24" office:value-type="float" office:value="0.316666666666666">
            <text:p>0.32</text:p>
          </table:table-cell>
          <table:covered-table-cell table:style-name="ce26"/>
          <table:covered-table-cell table:style-name="ce18"/>
          <table:table-cell table:style-name="ce58" office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6" office:value-type="time" office:time-value="PT21H57M00S">
            <text:p>21:57</text:p>
          </table:table-cell>
          <table:table-cell table:style-name="ce66" office:value-type="time" office:time-value="PT23H10M00S">
            <text:p>23:10</text:p>
          </table:table-cell>
          <table:table-cell table:style-name="ce19" table:formula="of:=([.E16] - [.D16])*24" office:value-type="float" office:value="1.21666666666667">
            <text:p>1.22</text:p>
          </table:table-cell>
          <table:covered-table-cell table:style-name="ce26"/>
          <table:covered-table-cell table:style-name="ce18"/>
          <table:table-cell table:style-name="ce58" office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10-03">
            <text:p>3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3H45M00S">
            <text:p>13:45</text:p>
          </table:table-cell>
          <table:table-cell table:style-name="ce65" office:value-type="time" office:time-value="PT15H09M00S">
            <text:p>15:09</text:p>
          </table:table-cell>
          <table:table-cell table:style-name="ce17" table:formula="of:=([.E17] - [.D17])*24" office:value-type="float" office:value="1.4">
            <text:p>1.40</text:p>
          </table:table-cell>
          <table:table-cell table:style-name="ce25" table:formula="of:=COUNTA([.F17:.F20])" office:value-type="float" office:value="4" table:number-columns-spanned="1" table:number-rows-spanned="4">
            <text:p>4</text:p>
          </table:table-cell>
          <table:table-cell table:style-name="ce30" table:formula="of:=SUM([.F17:.F20])" office:value-type="float" office:value="5.13333333333333" table:number-columns-spanned="1" table:number-rows-spanned="4">
            <text:p>5.13</text:p>
          </table:table-cell>
          <table:table-cell table:style-name="ce58" office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6" office:value-type="time" office:time-value="PT17H26M00S">
            <text:p>17:26</text:p>
          </table:table-cell>
          <table:table-cell table:style-name="ce66" office:value-type="time" office:time-value="PT17H32M00S">
            <text:p>17:32</text:p>
          </table:table-cell>
          <table:table-cell table:style-name="ce19" table:formula="of:=([.E18] - [.D18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8" office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6" office:value-type="time" office:time-value="PT17H33M00S">
            <text:p>17:33</text:p>
          </table:table-cell>
          <table:table-cell table:style-name="ce66" office:value-type="time" office:time-value="PT17H50M00S">
            <text:p>17:50</text:p>
          </table:table-cell>
          <table:table-cell table:style-name="ce19" table:formula="of:=([.E19] - [.D19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8" office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6" office:value-type="time" office:time-value="PT17H51M00S">
            <text:p>17:51</text:p>
          </table:table-cell>
          <table:table-cell table:style-name="ce66" office:value-type="time" office:time-value="PT21H12M00S">
            <text:p>21:12</text:p>
          </table:table-cell>
          <table:table-cell table:style-name="ce19" table:formula="of:=([.E20] - [.D20])*24" office:value-type="float" office:value="3.35">
            <text:p>3.35</text:p>
          </table:table-cell>
          <table:covered-table-cell table:style-name="ce26"/>
          <table:covered-table-cell table:style-name="ce18"/>
          <table:table-cell table:style-name="ce58" office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10-04">
            <text:p>4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4H29M00S">
            <text:p>14:29</text:p>
          </table:table-cell>
          <table:table-cell table:style-name="ce65" office:value-type="time" office:time-value="PT15H59M00S">
            <text:p>15:59</text:p>
          </table:table-cell>
          <table:table-cell table:style-name="ce17" table:formula="of:=([.E21] - [.D21])*24" office:value-type="float" office:value="1.5">
            <text:p>1.50</text:p>
          </table:table-cell>
          <table:table-cell table:style-name="ce25" table:formula="of:=COUNTA([.F21:.F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3.63333333333333" table:number-columns-spanned="1" table:number-rows-spanned="5">
            <text:p>3.63</text:p>
          </table:table-cell>
          <table:table-cell table:style-name="ce58" office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7H46M00S">
            <text:p>17:46</text:p>
          </table:table-cell>
          <table:table-cell table:style-name="ce67" office:value-type="time" office:time-value="PT17H55M00S">
            <text:p>17:55</text:p>
          </table:table-cell>
          <table:table-cell table:style-name="ce19" table:formula="of:=([.E22] - [.D2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8" office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7H55M00S">
            <text:p>17:55</text:p>
          </table:table-cell>
          <table:table-cell table:style-name="ce67" office:value-type="time" office:time-value="PT18H30M00S">
            <text:p>18:30</text:p>
          </table:table-cell>
          <table:table-cell table:style-name="ce19" table:formula="of:=([.E23] - [.D23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8" office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9H44M00S">
            <text:p>19:44</text:p>
          </table:table-cell>
          <table:table-cell table:style-name="ce67" office:value-type="time" office:time-value="PT20H08M00S">
            <text:p>20:08</text:p>
          </table:table-cell>
          <table:table-cell table:style-name="ce19" table:formula="of:=([.E24] - [.D24])*24" office:value-type="float" office:value="0.400000000000001">
            <text:p>0.40</text:p>
          </table:table-cell>
          <table:covered-table-cell table:style-name="ce26"/>
          <table:covered-table-cell table:style-name="ce18"/>
          <table:table-cell table:style-name="ce58" office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6" office:value-type="time" office:time-value="PT20H22M00S">
            <text:p>20:22</text:p>
          </table:table-cell>
          <table:table-cell table:style-name="ce66" office:value-type="time" office:time-value="PT21H22M00S">
            <text:p>21:22</text:p>
          </table:table-cell>
          <table:table-cell table:style-name="ce19" table:formula="of:=([.E25] - [.D25])*24" office:value-type="float" office:value="0.999999999999999">
            <text:p>1.00</text:p>
          </table:table-cell>
          <table:covered-table-cell table:style-name="ce26"/>
          <table:covered-table-cell table:style-name="ce18"/>
          <table:table-cell table:style-name="ce58" office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10-05">
            <text:p>5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3H12M00S">
            <text:p>13:12</text:p>
          </table:table-cell>
          <table:table-cell table:style-name="ce65" office:value-type="time" office:time-value="PT13H56M00S">
            <text:p>13:56</text:p>
          </table:table-cell>
          <table:table-cell table:style-name="ce17" table:formula="of:=([.E26] - [.D26])*24" office:value-type="float" office:value="0.733333333333333">
            <text:p>0.73</text:p>
          </table:table-cell>
          <table:table-cell table:style-name="ce25" table:formula="of:=COUNTA([.F26:.F29])" office:value-type="float" office:value="4" table:number-columns-spanned="1" table:number-rows-spanned="4">
            <text:p>4</text:p>
          </table:table-cell>
          <table:table-cell table:style-name="ce30" table:formula="of:=SUM([.F26:.F29])" office:value-type="float" office:value="3.6" table:number-columns-spanned="1" table:number-rows-spanned="4">
            <text:p>3.60</text:p>
          </table:table-cell>
          <table:table-cell table:style-name="ce58" office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4H47M00S">
            <text:p>14:47</text:p>
          </table:table-cell>
          <table:table-cell table:style-name="ce67" office:value-type="time" office:time-value="PT16H27M00S">
            <text:p>16:27</text:p>
          </table:table-cell>
          <table:table-cell table:style-name="ce19" table:formula="of:=([.E27] - [.D27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8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1H43M00S">
            <text:p>21:43</text:p>
          </table:table-cell>
          <table:table-cell table:style-name="ce67" office:value-type="time" office:time-value="PT22H19M00S">
            <text:p>22:19</text:p>
          </table:table-cell>
          <table:table-cell table:style-name="ce19" table:formula="of:=([.E28] - [.D28])*24" office:value-type="float" office:value="0.599999999999998">
            <text:p>0.60</text:p>
          </table:table-cell>
          <table:covered-table-cell table:style-name="ce26"/>
          <table:covered-table-cell table:style-name="ce18"/>
          <table:table-cell table:style-name="ce58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2H29M00S">
            <text:p>22:29</text:p>
          </table:table-cell>
          <table:table-cell table:style-name="ce67" office:value-type="time" office:time-value="PT23H05M00S">
            <text:p>23:05</text:p>
          </table:table-cell>
          <table:table-cell table:style-name="ce19" table:formula="of:=([.E29] - [.D29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style-name="ce58" office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10-06">
            <text:p>6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21H45M00S">
            <text:p>21:45</text:p>
          </table:table-cell>
          <table:table-cell table:style-name="ce65" office:value-type="time" office:time-value="PT22H26M00S">
            <text:p>22:26</text:p>
          </table:table-cell>
          <table:table-cell table:style-name="ce17" table:formula="of:=([.E30] - [.D30])*24" office:value-type="float" office:value="0.683333333333334">
            <text:p>0.68</text:p>
          </table:table-cell>
          <table:table-cell table:style-name="ce25" table:formula="of:=COUNTA([.F30:.F31])" office:value-type="float" office:value="2" table:number-columns-spanned="1" table:number-rows-spanned="2">
            <text:p>2</text:p>
          </table:table-cell>
          <table:table-cell table:style-name="ce30" table:formula="of:=SUM([.F30:.F31])" office:value-type="float" office:value="1.63333333333334" table:number-columns-spanned="1" table:number-rows-spanned="2">
            <text:p>1.63</text:p>
          </table:table-cell>
          <table:table-cell table:style-name="ce58" office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22H44M00S">
            <text:p>22:44</text:p>
          </table:table-cell>
          <table:table-cell table:style-name="ce67" office:value-type="time" office:time-value="PT23H41M00S">
            <text:p>23:41</text:p>
          </table:table-cell>
          <table:table-cell table:style-name="ce19" table:formula="of:=([.E31] - [.D31])*24" office:value-type="float" office:value="0.950000000000002">
            <text:p>0.95</text:p>
          </table:table-cell>
          <table:covered-table-cell table:style-name="ce26"/>
          <table:covered-table-cell table:style-name="ce18"/>
          <table:table-cell table:style-name="ce58" office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10-07">
            <text:p>7.10.2023</text:p>
          </table:table-cell>
          <table:table-cell table:style-name="ce8" office:value-type="string">
            <text:p>samples</text:p>
          </table:table-cell>
          <table:table-cell table:style-name="ce65" office:value-type="time" office:time-value="PT15H16M00S">
            <text:p>15:16</text:p>
          </table:table-cell>
          <table:table-cell table:style-name="ce65" office:value-type="time" office:time-value="PT15H37M00S">
            <text:p>15:37</text:p>
          </table:table-cell>
          <table:table-cell table:style-name="ce17" table:formula="of:=([.E32] - [.D32])*24" office:value-type="float" office:value="0.350000000000001">
            <text:p>0.35</text:p>
          </table:table-cell>
          <table:table-cell table:style-name="ce25" table:formula="of:=COUNTA([.F32:.F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4.8999999998215" table:number-columns-spanned="1" table:number-rows-spanned="4">
            <text:p>4.90</text:p>
          </table:table-cell>
          <table:table-cell table:style-name="ce58" office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5H52M00S">
            <text:p>15:52</text:p>
          </table:table-cell>
          <table:table-cell table:style-name="ce67" office:value-type="time" office:time-value="PT16H14M00S">
            <text:p>16:14</text:p>
          </table:table-cell>
          <table:table-cell table:style-name="ce19" table:formula="of:=([.E33] - [.D33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style-name="ce58" office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6H28M00S">
            <text:p>16:28</text:p>
          </table:table-cell>
          <table:table-cell table:style-name="ce67" office:value-type="time" office:time-value="PT18H53M00S">
            <text:p>18:53</text:p>
          </table:table-cell>
          <table:table-cell table:style-name="ce19" table:formula="of:=([.E34] - [.D34])*24" office:value-type="float" office:value="2.41666666666667">
            <text:p>2.42</text:p>
          </table:table-cell>
          <table:covered-table-cell table:style-name="ce26"/>
          <table:covered-table-cell table:style-name="ce18"/>
          <table:table-cell table:style-name="ce58" office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084967H04M00S">
            <text:p>23:04</text:p>
          </table:table-cell>
          <table:table-cell table:style-name="ce67" office:value-type="time" office:time-value="PT1084968H50M00S">
            <text:p>00:50</text:p>
          </table:table-cell>
          <table:table-cell table:style-name="ce19" table:formula="of:=([.E35] - [.D35])*24" office:value-type="float" office:value="1.76666666648816">
            <text:p>1.77</text:p>
          </table:table-cell>
          <table:covered-table-cell table:style-name="ce26"/>
          <table:covered-table-cell table:style-name="ce18"/>
          <table:table-cell table:style-name="ce58" office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10-08">
            <text:p>8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084989H58M00S">
            <text:p>21:58</text:p>
          </table:table-cell>
          <table:table-cell table:style-name="ce65" office:value-type="time" office:time-value="PT1084992H34M00S">
            <text:p>00:34</text:p>
          </table:table-cell>
          <table:table-cell table:style-name="ce17" table:formula="of:=([.E36] - [.D36])*24" office:value-type="float" office:value="2.59999999991851">
            <text:p>2.60</text:p>
          </table:table-cell>
          <table:table-cell table:style-name="ce25" table:formula="of:=COUNTA([.F36:.F36])" office:value-type="float" office:value="1">
            <text:p>1</text:p>
          </table:table-cell>
          <table:table-cell table:style-name="ce30" table:formula="of:=SUM([.F36:.F36])" office:value-type="float" office:value="2.59999999991851">
            <text:p>2.60</text:p>
          </table:table-cell>
          <table:table-cell table:style-name="ce58" office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10-09">
            <text:p>9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9H54M00S">
            <text:p>19:54</text:p>
          </table:table-cell>
          <table:table-cell table:style-name="ce65" office:value-type="time" office:time-value="PT20H59M00S">
            <text:p>20:59</text:p>
          </table:table-cell>
          <table:table-cell table:style-name="ce17" table:formula="of:=([.E37] - [.D37])*24" office:value-type="float" office:value="1.08333333333333">
            <text:p>1.08</text:p>
          </table:table-cell>
          <table:table-cell table:style-name="ce25" table:formula="of:=COUNTA([.F37:.F38])" office:value-type="float" office:value="2" table:number-columns-spanned="1" table:number-rows-spanned="2">
            <text:p>2</text:p>
          </table:table-cell>
          <table:table-cell table:style-name="ce30" table:formula="of:=SUM([.F37:.F38])" office:value-type="float" office:value="2.26666666666667" table:number-columns-spanned="1" table:number-rows-spanned="2">
            <text:p>2.27</text:p>
          </table:table-cell>
          <table:table-cell table:style-name="ce58" office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7" office:value-type="time" office:time-value="PT21H15M00S">
            <text:p>21:15</text:p>
          </table:table-cell>
          <table:table-cell table:style-name="ce67" office:value-type="time" office:time-value="PT22H26M00S">
            <text:p>22:26</text:p>
          </table:table-cell>
          <table:table-cell table:style-name="ce19" table:formula="of:=([.E38] - [.D38])*24" office:value-type="float" office:value="1.18333333333333">
            <text:p>1.18</text:p>
          </table:table-cell>
          <table:covered-table-cell table:style-name="ce26"/>
          <table:covered-table-cell table:style-name="ce18"/>
          <table:table-cell table:style-name="ce58" office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10-10">
            <text:p>10.10.2023</text:p>
          </table:table-cell>
          <table:table-cell table:style-name="ce8" office:value-type="string">
            <text:p>ball-game-2</text:p>
          </table:table-cell>
          <table:table-cell table:style-name="ce65" office:value-type="time" office:time-value="PT15H38M00S">
            <text:p>15:38</text:p>
          </table:table-cell>
          <table:table-cell table:style-name="ce65" office:value-type="time" office:time-value="PT15H56M00S">
            <text:p>15:56</text:p>
          </table:table-cell>
          <table:table-cell table:style-name="ce17" table:formula="of:=([.E39] - [.D39])*24" office:value-type="float" office:value="0.299999999999999">
            <text:p>0.30</text:p>
          </table:table-cell>
          <table:table-cell table:style-name="ce25" table:formula="of:=COUNTA([.F39:.F41])" office:value-type="float" office:value="3" table:number-columns-spanned="1" table:number-rows-spanned="3">
            <text:p>3</text:p>
          </table:table-cell>
          <table:table-cell table:style-name="ce30" table:formula="of:=SUM([.F39:.F41])" office:value-type="float" office:value="5.16666666666667" table:number-columns-spanned="1" table:number-rows-spanned="3">
            <text:p>5.17</text:p>
          </table:table-cell>
          <table:table-cell table:style-name="ce58" office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5H57M00S">
            <text:p>15:57</text:p>
          </table:table-cell>
          <table:table-cell table:style-name="ce67" office:value-type="time" office:time-value="PT20H10M00S">
            <text:p>20:10</text:p>
          </table:table-cell>
          <table:table-cell table:style-name="ce19" table:formula="of:=([.E40] - [.D40])*24" office:value-type="float" office:value="4.21666666666667">
            <text:p>4.22</text:p>
          </table:table-cell>
          <table:covered-table-cell table:style-name="ce26"/>
          <table:covered-table-cell table:style-name="ce18"/>
          <table:table-cell table:style-name="ce58" office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7" office:value-type="time" office:time-value="PT22H13M00S">
            <text:p>22:13</text:p>
          </table:table-cell>
          <table:table-cell table:style-name="ce67" office:value-type="time" office:time-value="PT22H52M00S">
            <text:p>22:52</text:p>
          </table:table-cell>
          <table:table-cell table:style-name="ce19" table:formula="of:=([.E41] - [.D41])*24" office:value-type="float" office:value="0.65">
            <text:p>0.65</text:p>
          </table:table-cell>
          <table:covered-table-cell table:style-name="ce26"/>
          <table:covered-table-cell table:style-name="ce18"/>
          <table:table-cell table:style-name="ce58" office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10-11">
            <text:p>11.10.2023</text:p>
          </table:table-cell>
          <table:table-cell table:style-name="ce8" office:value-type="string">
            <text:p>user</text:p>
          </table:table-cell>
          <table:table-cell table:style-name="ce65" office:value-type="time" office:time-value="PT18H03M00S">
            <text:p>18:03</text:p>
          </table:table-cell>
          <table:table-cell table:style-name="ce65" office:value-type="time" office:time-value="PT18H31M00S">
            <text:p>18:31</text:p>
          </table:table-cell>
          <table:table-cell table:style-name="ce17" table:formula="of:=([.E42] - [.D42])*24" office:value-type="float" office:value="0.466666666666668">
            <text:p>0.47</text:p>
          </table:table-cell>
          <table:table-cell table:style-name="ce25" table:formula="of:=COUNTA([.F42:.F43])" office:value-type="float" office:value="2" table:number-columns-spanned="1" table:number-rows-spanned="2">
            <text:p>2</text:p>
          </table:table-cell>
          <table:table-cell table:style-name="ce30" table:formula="of:=SUM([.F42:.F43])" office:value-type="float" office:value="2.98333333332945" table:number-columns-spanned="1" table:number-rows-spanned="2">
            <text:p>2.98</text:p>
          </table:table-cell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user</text:p>
          </table:table-cell>
          <table:table-cell table:style-name="ce67" office:value-type="time" office:time-value="PT1085061H44M00S">
            <text:p>21:44</text:p>
          </table:table-cell>
          <table:table-cell table:style-name="ce67" office:value-type="time" office:time-value="PT1085064H15M00S">
            <text:p>00:15</text:p>
          </table:table-cell>
          <table:table-cell table:style-name="ce19" table:formula="of:=([.E43] - [.D43])*24" office:value-type="float" office:value="2.51666666666279">
            <text:p>2.52</text:p>
          </table:table-cell>
          <table:covered-table-cell table:style-name="ce26"/>
          <table:covered-table-cell table:style-name="ce18"/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10-12">
            <text:p>12.10.2023</text:p>
          </table:table-cell>
          <table:table-cell table:style-name="ce8" office:value-type="string">
            <text:p>user</text:p>
          </table:table-cell>
          <table:table-cell table:style-name="ce65" office:value-type="time" office:time-value="PT1085087H28M00S">
            <text:p>23:28</text:p>
          </table:table-cell>
          <table:table-cell table:style-name="ce65" office:value-type="time" office:time-value="PT1085088H43M00S">
            <text:p>00:43</text:p>
          </table:table-cell>
          <table:table-cell table:style-name="ce17" table:formula="of:=([.E44] - [.D44])*24" office:value-type="float" office:value="1.25000000005821">
            <text:p>1.25</text:p>
          </table:table-cell>
          <table:table-cell table:style-name="ce25" table:formula="of:=COUNTA([.F44:.F45])" office:value-type="float" office:value="1">
            <text:p>1</text:p>
          </table:table-cell>
          <table:table-cell table:style-name="ce30" table:formula="of:=SUM([.F44:.F45])" office:value-type="float" office:value="1.25000000005821">
            <text:p>1.25</text:p>
          </table:table-cell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10-13">
            <text:p>13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25" table:formula="of:=COUNTA([.F45:.F45])" office:value-type="float" office:value="0">
            <text:p>0</text:p>
          </table:table-cell>
          <table:table-cell table:style-name="ce30" table:formula="of:=SUM([.F45:.F45])" office:value-type="float" office:value="0">
            <text:p>0.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59" office:value-type="float" office:value="14">
            <text:p>14</text:p>
          </table:table-cell>
          <table:table-cell table:style-name="ce61" office:value-type="date" office:date-value="2023-10-14">
            <text:p>14.10.2023</text:p>
          </table:table-cell>
          <table:table-cell table:style-name="ce8" office:value-type="string">
            <text:p>ball-game-2</text:p>
          </table:table-cell>
          <table:table-cell table:style-name="ce68" office:value-type="time" office:time-value="PT00H29M00S">
            <text:p>00:29</text:p>
          </table:table-cell>
          <table:table-cell table:style-name="ce68" office:value-type="time" office:time-value="PT02H17M00S">
            <text:p>02:17</text:p>
          </table:table-cell>
          <table:table-cell table:style-name="ce71" table:formula="of:=([.E46] - [.D46])*24" office:value-type="float" office:value="1.8">
            <text:p>1.80</text:p>
          </table:table-cell>
          <table:table-cell table:style-name="ce73" table:formula="of:=COUNTA([.F46:.F48])" office:value-type="float" office:value="3" table:number-columns-spanned="1" table:number-rows-spanned="3">
            <text:p>3</text:p>
          </table:table-cell>
          <table:table-cell table:style-name="ce75" table:formula="of:=SUM([.F46:.F48])" office:value-type="float" office:value="5.83333333331393" table:number-columns-spanned="1" table:number-rows-spanned="3">
            <text:p>5.83</text:p>
          </table:table-cell>
          <table:table-cell table:style-name="ce79" office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69" office:value-type="time" office:time-value="PT15H34M00S">
            <text:p>15:34</text:p>
          </table:table-cell>
          <table:table-cell table:style-name="ce69" office:value-type="time" office:time-value="PT17H31M00S">
            <text:p>17:31</text:p>
          </table:table-cell>
          <table:table-cell table:style-name="ce19" table:formula="of:=([.E47] - [.D47])*24" office:value-type="float" office:value="1.95">
            <text:p>1.95</text:p>
          </table:table-cell>
          <table:covered-table-cell table:style-name="ce73"/>
          <table:covered-table-cell table:style-name="ce72"/>
          <table:table-cell table:style-name="ce79" office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6" office:value-type="string">
            <text:p>user</text:p>
          </table:table-cell>
          <table:table-cell table:style-name="ce69" office:value-type="time" office:time-value="PT1085134H42M00S">
            <text:p>22:42</text:p>
          </table:table-cell>
          <table:table-cell table:style-name="ce69" office:value-type="time" office:time-value="PT1085136H47M00S">
            <text:p>00:47</text:p>
          </table:table-cell>
          <table:table-cell table:style-name="ce19" table:formula="of:=([.E48] - [.D48])*24" office:value-type="float" office:value="2.08333333331393">
            <text:p>2.08</text:p>
          </table:table-cell>
          <table:covered-table-cell table:style-name="ce74"/>
          <table:covered-table-cell table:style-name="ce72"/>
          <table:table-cell table:style-name="ce79" office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59" office:value-type="float" office:value="15">
            <text:p>15</text:p>
          </table:table-cell>
          <table:table-cell table:style-name="ce61" office:value-type="date" office:date-value="2023-10-15">
            <text:p>15.10.2023</text:p>
          </table:table-cell>
          <table:table-cell table:style-name="ce8" office:value-type="string">
            <text:p>user</text:p>
          </table:table-cell>
          <table:table-cell table:style-name="ce68" office:value-type="time" office:time-value="PT17H00M00S">
            <text:p>17:00</text:p>
          </table:table-cell>
          <table:table-cell table:style-name="ce68" office:value-type="time" office:time-value="PT17H28M00S">
            <text:p>17:28</text:p>
          </table:table-cell>
          <table:table-cell table:style-name="ce71" table:formula="of:=([.E49] - [.D49])*24" office:value-type="float" office:value="0.466666666666668">
            <text:p>0.47</text:p>
          </table:table-cell>
          <table:table-cell table:style-name="ce73" table:formula="of:=COUNTA([.F49:.F52])" office:value-type="float" office:value="4" table:number-columns-spanned="1" table:number-rows-spanned="4">
            <text:p>4</text:p>
          </table:table-cell>
          <table:table-cell table:style-name="ce75" table:formula="of:=SUM([.F49:.F52])" office:value-type="float" office:value="4.81666666700815" table:number-columns-spanned="1" table:number-rows-spanned="4">
            <text:p>4.82</text:p>
          </table:table-cell>
          <table:table-cell table:style-name="ce79" office:value-type="string">
            <text:p>api model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6" office:value-type="string">
            <text:p>user</text:p>
          </table:table-cell>
          <table:table-cell table:style-name="ce69" office:value-type="time" office:time-value="PT17H28M00S">
            <text:p>17:28</text:p>
          </table:table-cell>
          <table:table-cell table:style-name="ce69" office:value-type="time" office:time-value="PT18H18M00S">
            <text:p>18:18</text:p>
          </table:table-cell>
          <table:table-cell table:style-name="ce19" table:formula="of:=([.E50] - [.D50])*24" office:value-type="float" office:value="0.83333333333333">
            <text:p>0.83</text:p>
          </table:table-cell>
          <table:covered-table-cell table:style-name="ce74"/>
          <table:covered-table-cell table:style-name="ce72"/>
          <table:table-cell table:style-name="ce79" office:value-type="string">
            <text:p>menu in ui lib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69" office:value-type="time" office:time-value="PT20H34M00S">
            <text:p>20:34</text:p>
          </table:table-cell>
          <table:table-cell table:style-name="ce69" office:value-type="time" office:time-value="PT22H03M00S">
            <text:p>22:03</text:p>
          </table:table-cell>
          <table:table-cell table:style-name="ce19" table:formula="of:=([.E51] - [.D51])*24" office:value-type="float" office:value="1.48333333333333">
            <text:p>1.48</text:p>
          </table:table-cell>
          <table:covered-table-cell table:style-name="ce74"/>
          <table:covered-table-cell table:style-name="ce72"/>
          <table:table-cell table:style-name="ce79" office:value-type="string">
            <text:p>fixed some bugs in style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69" office:value-type="time" office:time-value="PT1085158H02M59.999998S">
            <text:p>22:03</text:p>
          </table:table-cell>
          <table:table-cell table:style-name="ce69" office:value-type="time" office:time-value="PT1085160H05M00S">
            <text:p>00:05</text:p>
          </table:table-cell>
          <table:table-cell table:style-name="ce19" table:formula="of:=([.E52] - [.D52])*24" office:value-type="float" office:value="2.03333333367482">
            <text:p>2.03</text:p>
          </table:table-cell>
          <table:covered-table-cell table:style-name="ce74"/>
          <table:covered-table-cell table:style-name="ce72"/>
          <table:table-cell table:style-name="ce79" office:value-type="string">
            <text:p>canvas counter</text:p>
          </table:table-cell>
          <table:table-cell table:number-columns-repeated="1012"/>
        </table:table-row>
        <table:table-row table:style-name="ro1">
          <table:table-cell table:style-name="ce59" office:value-type="float" office:value="16">
            <text:p>16</text:p>
          </table:table-cell>
          <table:table-cell table:style-name="ce61" office:value-type="date" office:date-value="2023-10-16">
            <text:p>16.10.2023</text:p>
          </table:table-cell>
          <table:table-cell table:style-name="ce8" office:value-type="string">
            <text:p>user</text:p>
          </table:table-cell>
          <table:table-cell table:style-name="ce68" office:value-type="time" office:time-value="PT20H10M00S">
            <text:p>20:10</text:p>
          </table:table-cell>
          <table:table-cell table:style-name="ce68" office:value-type="time" office:time-value="PT21H13M00S">
            <text:p>21:13</text:p>
          </table:table-cell>
          <table:table-cell table:style-name="ce71" table:formula="of:=([.E53] - [.D53])*24" office:value-type="float" office:value="1.05">
            <text:p>1.05</text:p>
          </table:table-cell>
          <table:table-cell table:style-name="ce73" table:formula="of:=COUNTA([.F53:.F56])" office:value-type="float" office:value="1">
            <text:p>1</text:p>
          </table:table-cell>
          <table:table-cell table:style-name="ce75" table:formula="of:=SUM([.F53:.F56])" office:value-type="float" office:value="1.05">
            <text:p>1.05</text:p>
          </table:table-cell>
          <table:table-cell table:style-name="ce79" office:value-type="string">
            <text:p>list of apps</text:p>
          </table:table-cell>
          <table:table-cell table:number-columns-repeated="1012"/>
        </table:table-row>
        <table:table-row table:style-name="ro1">
          <table:table-cell table:style-name="ce59" office:value-type="float" office:value="17">
            <text:p>17</text:p>
          </table:table-cell>
          <table:table-cell table:style-name="ce61" office:value-type="date" office:date-value="2023-10-17">
            <text:p>17.10.2023</text:p>
          </table:table-cell>
          <table:table-cell table:style-name="ce8"/>
          <table:table-cell table:style-name="ce68" table:number-columns-repeated="2"/>
          <table:table-cell table:style-name="ce71"/>
          <table:table-cell table:style-name="ce73" table:formula="of:=COUNTA([.F54:.F57])" office:value-type="float" office:value="0">
            <text:p>0</text:p>
          </table:table-cell>
          <table:table-cell table:style-name="ce75" table:formula="of:=SUM([.F54:.F57])" office:value-type="float" office:value="0">
            <text:p>0.00</text:p>
          </table:table-cell>
          <table:table-cell table:style-name="ce79"/>
          <table:table-cell table:number-columns-repeated="1012"/>
        </table:table-row>
        <table:table-row table:style-name="ro1" table:number-rows-repeated="7">
          <table:table-cell table:style-name="ce60"/>
          <table:table-cell table:style-name="ce62" table:number-columns-repeated="2"/>
          <table:table-cell table:style-name="ce69" table:number-columns-repeated="2"/>
          <table:table-cell table:style-name="ce72"/>
          <table:table-cell table:style-name="ce74"/>
          <table:table-cell table:style-name="ce72"/>
          <table:table-cell table:style-name="ce79"/>
          <table:table-cell table:number-columns-repeated="1012"/>
        </table:table-row>
        <table:table-row table:style-name="ro1" table:number-rows-repeated="10485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table:table-column table:style-name="co18" table:default-cell-style-name="ce23"/>
        <table:table-row table:style-name="ro1">
          <table:table-cell office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3444444444479">
            <text:p>4.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22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6T22:09:54.61</dc:date>
    <meta:editing-duration>P8DT2H6M31S</meta:editing-duration>
    <meta:editing-cycles>629</meta:editing-cycles>
    <meta:generator>OpenOffice/4.1.14$Win32 OpenOffice.org_project/4114m1$Build-9811</meta:generator>
    <meta:document-statistic meta:table-count="4" meta:cell-count="1294" meta:object-count="0"/>
  </office:meta>
</office:document-meta>
</file>